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8B00001B900000176D496195E9.svm"/>
  <manifest:file-entry manifest:media-type="" manifest:full-path="Pictures/200000F700001B900000176D100B6917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0.5pt" style:font-size-complex="12pt"/>
    </style:style>
    <style:style style:name="P2" style:family="paragraph" style:parent-style-name="Standard">
      <style:text-properties officeooo:rsid="0013ec93" officeooo:paragraph-rsid="0035f1fd"/>
    </style:style>
    <style:style style:name="P3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375563" style:font-style-asian="normal" style:font-weight-asian="normal" style:font-style-complex="normal" style:font-weight-complex="normal"/>
    </style:style>
    <style:style style:name="P4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38ab5d" style:font-style-asian="normal" style:font-weight-asian="normal" style:font-style-complex="normal" style:font-weight-complex="normal"/>
    </style:style>
    <style:style style:name="P5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3a40be" style:font-style-asian="normal" style:font-weight-asian="normal" style:font-style-complex="normal" style:font-weight-complex="normal"/>
    </style:style>
    <style:style style:name="P6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3a4c34" style:font-style-asian="normal" style:font-weight-asian="normal" style:font-style-complex="normal" style:font-weight-complex="normal"/>
    </style:style>
    <style:style style:name="P7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3aad16" style:font-style-asian="normal" style:font-weight-asian="normal" style:font-style-complex="normal" style:font-weight-complex="normal"/>
    </style:style>
    <style:style style:name="P8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3c1a79" style:font-style-asian="normal" style:font-weight-asian="normal" style:font-style-complex="normal" style:font-weight-complex="normal"/>
    </style:style>
    <style:style style:name="P9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3c423e" style:font-style-asian="normal" style:font-weight-asian="normal" style:font-style-complex="normal" style:font-weight-complex="normal"/>
    </style:style>
    <style:style style:name="P10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3e5839" style:font-style-asian="normal" style:font-weight-asian="normal" style:font-style-complex="normal" style:font-weight-complex="normal"/>
    </style:style>
    <style:style style:name="P11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4024f9" style:font-style-asian="normal" style:font-weight-asian="normal" style:font-style-complex="normal" style:font-weight-complex="normal"/>
    </style:style>
    <style:style style:name="P12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41984e" style:font-style-asian="normal" style:font-weight-asian="normal" style:font-style-complex="normal" style:font-weight-complex="normal"/>
    </style:style>
    <style:style style:name="P13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41d59f" style:font-style-asian="normal" style:font-weight-asian="normal" style:font-style-complex="normal" style:font-weight-complex="normal"/>
    </style:style>
    <style:style style:name="P14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444915" style:font-style-asian="normal" style:font-weight-asian="normal" style:font-style-complex="normal" style:font-weight-complex="normal"/>
    </style:style>
    <style:style style:name="P15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45ac81" style:font-style-asian="normal" style:font-weight-asian="normal" style:font-style-complex="normal" style:font-weight-complex="normal"/>
    </style:style>
    <style:style style:name="P16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45ed24" style:font-style-asian="normal" style:font-weight-asian="normal" style:font-style-complex="normal" style:font-weight-complex="normal"/>
    </style:style>
    <style:style style:name="P17" style:family="paragraph" style:parent-style-name="Math_20_text">
      <style:text-properties style:use-window-font-color="true" style:text-position="0% 100%" fo:font-style="normal" style:text-underline-style="none" fo:font-weight="normal" officeooo:rsid="0033eace" officeooo:paragraph-rsid="0047026a" style:font-style-asian="normal" style:font-weight-asian="normal" style:font-style-complex="normal" style:font-weight-complex="normal"/>
    </style:style>
    <style:style style:name="P18" style:family="paragraph" style:parent-style-name="Math_20_text">
      <style:paragraph-properties>
        <style:tab-stops>
          <style:tab-stop style:position="0.4898in"/>
          <style:tab-stop style:position="0.8646in"/>
        </style:tab-stops>
      </style:paragraph-properties>
      <style:text-properties style:use-window-font-color="true" style:text-position="0% 100%" fo:font-style="normal" style:text-underline-style="none" fo:font-weight="normal" officeooo:rsid="0033eace" officeooo:paragraph-rsid="00481db1" style:font-style-asian="normal" style:font-weight-asian="normal" style:font-style-complex="normal" style:font-weight-complex="normal"/>
    </style:style>
    <style:style style:name="P19" style:family="paragraph" style:parent-style-name="Math_20_text">
      <style:text-properties style:use-window-font-color="true" style:text-position="0% 100%" fo:font-style="normal" style:text-underline-style="none" fo:font-weight="normal" officeooo:rsid="00375563" officeooo:paragraph-rsid="00375563" style:font-style-asian="normal" style:font-weight-asian="normal" style:font-style-complex="normal" style:font-weight-complex="normal"/>
    </style:style>
    <style:style style:name="P20" style:family="paragraph" style:parent-style-name="Math_20_text">
      <style:text-properties style:use-window-font-color="true" style:text-position="0% 100%" fo:font-style="normal" style:text-underline-style="none" fo:font-weight="normal" officeooo:rsid="0038ab5d" officeooo:paragraph-rsid="0038ab5d" style:font-style-asian="normal" style:font-weight-asian="normal" style:font-style-complex="normal" style:font-weight-complex="normal"/>
    </style:style>
    <style:style style:name="P21" style:family="paragraph" style:parent-style-name="Math_20_text">
      <style:text-properties style:use-window-font-color="true" style:text-position="0% 100%" fo:font-style="normal" style:text-underline-style="none" fo:font-weight="normal" officeooo:rsid="003a40be" officeooo:paragraph-rsid="003a40be" style:font-style-asian="normal" style:font-weight-asian="normal" style:font-style-complex="normal" style:font-weight-complex="normal"/>
    </style:style>
    <style:style style:name="P22" style:family="paragraph" style:parent-style-name="Math_20_text">
      <style:text-properties style:use-window-font-color="true" style:text-position="0% 100%" fo:font-style="normal" style:text-underline-style="none" fo:font-weight="normal" officeooo:rsid="003a4c34" officeooo:paragraph-rsid="003a40be" style:font-style-asian="normal" style:font-weight-asian="normal" style:font-style-complex="normal" style:font-weight-complex="normal"/>
    </style:style>
    <style:style style:name="P23" style:family="paragraph" style:parent-style-name="Math_20_text">
      <style:text-properties style:use-window-font-color="true" style:text-position="0% 100%" fo:font-style="normal" style:text-underline-style="none" fo:font-weight="normal" officeooo:rsid="003a4c34" officeooo:paragraph-rsid="003a4c34" style:font-style-asian="normal" style:font-weight-asian="normal" style:font-style-complex="normal" style:font-weight-complex="normal"/>
    </style:style>
    <style:style style:name="P24" style:family="paragraph" style:parent-style-name="Math_20_text">
      <style:text-properties style:use-window-font-color="true" style:text-position="0% 100%" fo:font-style="normal" style:text-underline-style="none" fo:font-weight="normal" officeooo:rsid="003aad16" officeooo:paragraph-rsid="003aad16" style:font-style-asian="normal" style:font-weight-asian="normal" style:font-style-complex="normal" style:font-weight-complex="normal"/>
    </style:style>
    <style:style style:name="P25" style:family="paragraph" style:parent-style-name="Math_20_text">
      <style:text-properties style:use-window-font-color="true" style:text-position="0% 100%" fo:font-style="normal" style:text-underline-style="none" fo:font-weight="normal" officeooo:rsid="003c1a79" officeooo:paragraph-rsid="003c1a79" style:font-style-asian="normal" style:font-weight-asian="normal" style:font-style-complex="normal" style:font-weight-complex="normal"/>
    </style:style>
    <style:style style:name="P26" style:family="paragraph" style:parent-style-name="Math_20_text">
      <style:text-properties style:use-window-font-color="true" style:text-position="0% 100%" fo:font-style="normal" style:text-underline-style="none" fo:font-weight="normal" officeooo:rsid="003c423e" officeooo:paragraph-rsid="003c423e" style:font-style-asian="normal" style:font-weight-asian="normal" style:font-style-complex="normal" style:font-weight-complex="normal"/>
    </style:style>
    <style:style style:name="P27" style:family="paragraph" style:parent-style-name="Math_20_text">
      <style:text-properties style:use-window-font-color="true" style:text-position="0% 100%" fo:font-style="normal" style:text-underline-style="none" fo:font-weight="normal" officeooo:rsid="003e5839" officeooo:paragraph-rsid="003e5839" style:font-style-asian="normal" style:font-weight-asian="normal" style:font-style-complex="normal" style:font-weight-complex="normal"/>
    </style:style>
    <style:style style:name="P28" style:family="paragraph" style:parent-style-name="Math_20_text">
      <style:text-properties style:use-window-font-color="true" style:text-position="0% 100%" fo:font-style="normal" style:text-underline-style="none" fo:font-weight="normal" officeooo:rsid="003e5839" officeooo:paragraph-rsid="004024f9" style:font-style-asian="normal" style:font-weight-asian="normal" style:font-style-complex="normal" style:font-weight-complex="normal"/>
    </style:style>
    <style:style style:name="P29" style:family="paragraph" style:parent-style-name="Math_20_text">
      <style:text-properties style:use-window-font-color="true" style:text-position="0% 100%" fo:font-style="normal" style:text-underline-style="none" fo:font-weight="normal" officeooo:rsid="004024f9" officeooo:paragraph-rsid="004024f9" style:font-style-asian="normal" style:font-weight-asian="normal" style:font-style-complex="normal" style:font-weight-complex="normal"/>
    </style:style>
    <style:style style:name="P30" style:family="paragraph" style:parent-style-name="Math_20_text">
      <style:text-properties style:use-window-font-color="true" style:text-position="0% 100%" fo:font-style="normal" style:text-underline-style="none" fo:font-weight="normal" officeooo:rsid="0041984e" officeooo:paragraph-rsid="0041984e" style:font-style-asian="normal" style:font-weight-asian="normal" style:font-style-complex="normal" style:font-weight-complex="normal"/>
    </style:style>
    <style:style style:name="P31" style:family="paragraph" style:parent-style-name="Math_20_text">
      <style:text-properties style:use-window-font-color="true" style:text-position="0% 100%" fo:font-style="normal" style:text-underline-style="none" fo:font-weight="normal" officeooo:rsid="0041d59f" officeooo:paragraph-rsid="0041d59f" style:font-style-asian="normal" style:font-weight-asian="normal" style:font-style-complex="normal" style:font-weight-complex="normal"/>
    </style:style>
    <style:style style:name="P32" style:family="paragraph" style:parent-style-name="Math_20_text">
      <style:text-properties style:use-window-font-color="true" style:text-position="0% 100%" fo:font-style="normal" style:text-underline-style="none" fo:font-weight="normal" officeooo:rsid="00444915" officeooo:paragraph-rsid="00444915" style:font-style-asian="normal" style:font-weight-asian="normal" style:font-style-complex="normal" style:font-weight-complex="normal"/>
    </style:style>
    <style:style style:name="P33" style:family="paragraph" style:parent-style-name="Math_20_text">
      <style:text-properties style:use-window-font-color="true" style:text-position="0% 100%" fo:font-style="normal" style:text-underline-style="none" fo:font-weight="normal" officeooo:rsid="0045ac81" officeooo:paragraph-rsid="0045ac81" style:font-style-asian="normal" style:font-weight-asian="normal" style:font-style-complex="normal" style:font-weight-complex="normal"/>
    </style:style>
    <style:style style:name="P34" style:family="paragraph" style:parent-style-name="Math_20_text">
      <style:text-properties style:use-window-font-color="true" style:text-position="0% 100%" fo:font-style="normal" style:text-underline-style="none" fo:font-weight="normal" officeooo:rsid="0045ed24" officeooo:paragraph-rsid="0045ed24" style:font-style-asian="normal" style:font-weight-asian="normal" style:font-style-complex="normal" style:font-weight-complex="normal"/>
    </style:style>
    <style:style style:name="P35" style:family="paragraph" style:parent-style-name="Math_20_text">
      <style:text-properties style:use-window-font-color="true" style:text-position="0% 100%" fo:font-style="normal" style:text-underline-style="none" fo:font-weight="normal" officeooo:rsid="0045ed24" officeooo:paragraph-rsid="0047026a" style:font-style-asian="normal" style:font-weight-asian="normal" style:font-style-complex="normal" style:font-weight-complex="normal"/>
    </style:style>
    <style:style style:name="P36" style:family="paragraph" style:parent-style-name="Math_20_text">
      <style:text-properties style:use-window-font-color="true" style:text-position="0% 100%" fo:font-style="normal" style:text-underline-style="none" fo:font-weight="normal" officeooo:rsid="0047026a" officeooo:paragraph-rsid="0047026a" style:font-style-asian="normal" style:font-weight-asian="normal" style:font-style-complex="normal" style:font-weight-complex="normal"/>
    </style:style>
    <style:style style:name="P37" style:family="paragraph" style:parent-style-name="Math_20_text">
      <style:text-properties style:use-window-font-color="true" style:text-position="0% 100%" fo:font-style="normal" style:text-underline-style="none" fo:font-weight="normal" officeooo:rsid="00481db1" officeooo:paragraph-rsid="00481db1" style:font-style-asian="normal" style:font-weight-asian="normal" style:font-style-complex="normal" style:font-weight-complex="normal"/>
    </style:style>
    <style:style style:name="P38" style:family="paragraph" style:parent-style-name="Math_20_text">
      <style:paragraph-properties>
        <style:tab-stops>
          <style:tab-stop style:position="0.4898in"/>
          <style:tab-stop style:position="0.8646in"/>
        </style:tab-stops>
      </style:paragraph-properties>
      <style:text-properties style:use-window-font-color="true" style:text-position="0% 100%" fo:font-style="normal" style:text-underline-style="none" fo:font-weight="normal" officeooo:rsid="00481db1" officeooo:paragraph-rsid="00481db1" style:font-style-asian="normal" style:font-weight-asian="normal" style:font-style-complex="normal" style:font-weight-complex="normal"/>
    </style:style>
    <style:style style:name="P39" style:family="paragraph" style:parent-style-name="Math_20_text">
      <style:paragraph-properties>
        <style:tab-stops>
          <style:tab-stop style:position="0.4898in"/>
          <style:tab-stop style:position="0.8646in"/>
        </style:tab-stops>
      </style:paragraph-properties>
      <style:text-properties style:use-window-font-color="true" style:text-position="0% 100%" fo:font-style="normal" style:text-underline-style="none" fo:font-weight="normal" officeooo:rsid="00497ae4" officeooo:paragraph-rsid="00481db1" style:font-style-asian="normal" style:font-weight-asian="normal" style:font-style-complex="normal" style:font-weight-complex="normal"/>
    </style:style>
    <style:style style:name="P40" style:family="paragraph" style:parent-style-name="Math_20_text">
      <style:text-properties style:use-window-font-color="true" style:text-position="0% 100%" fo:font-style="normal" style:text-underline-style="solid" style:text-underline-width="auto" style:text-underline-color="font-color" fo:font-weight="normal" officeooo:rsid="003e5839" officeooo:paragraph-rsid="003e5839" style:font-style-asian="normal" style:font-weight-asian="normal" style:font-style-complex="normal" style:font-weight-complex="normal"/>
    </style:style>
    <style:style style:name="P41" style:family="paragraph" style:parent-style-name="Math_20_text">
      <style:text-properties style:use-window-font-color="true" style:text-position="sub 58%" fo:font-style="normal" style:text-underline-style="none" fo:font-weight="normal" officeooo:rsid="004024f9" officeooo:paragraph-rsid="004024f9" style:font-style-asian="normal" style:font-weight-asian="normal" style:font-style-complex="normal" style:font-weight-complex="normal"/>
    </style:style>
    <style:style style:name="P42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33eace" officeooo:paragraph-rsid="0041d59f" style:font-style-asian="normal" style:font-weight-asian="normal" style:font-style-complex="normal" style:font-weight-complex="normal"/>
    </style:style>
    <style:style style:name="P43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3a40be" officeooo:paragraph-rsid="003a40be" style:font-style-asian="normal" style:font-weight-asian="normal" style:font-style-complex="normal" style:font-weight-complex="normal"/>
    </style:style>
    <style:style style:name="P44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3c1a79" officeooo:paragraph-rsid="003c1a79" style:font-style-asian="normal" style:font-weight-asian="normal" style:font-style-complex="normal" style:font-weight-complex="normal"/>
    </style:style>
    <style:style style:name="P45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3e5839" officeooo:paragraph-rsid="003e5839" style:font-style-asian="normal" style:font-weight-asian="normal" style:font-style-complex="normal" style:font-weight-complex="normal"/>
    </style:style>
    <style:style style:name="P46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41984e" officeooo:paragraph-rsid="0041984e" style:font-style-asian="normal" style:font-weight-asian="normal" style:font-style-complex="normal" style:font-weight-complex="normal"/>
    </style:style>
    <style:style style:name="P47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45ac81" officeooo:paragraph-rsid="0045ac81" style:font-style-asian="normal" style:font-weight-asian="normal" style:font-style-complex="normal" style:font-weight-complex="normal"/>
    </style:style>
    <style:style style:name="P48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45ed24" officeooo:paragraph-rsid="0045ed24" style:font-style-asian="normal" style:font-weight-asian="normal" style:font-style-complex="normal" style:font-weight-complex="normal"/>
    </style:style>
    <style:style style:name="P49" style:family="paragraph" style:parent-style-name="Math_20_text">
      <style:paragraph-properties fo:break-before="page"/>
      <style:text-properties style:use-window-font-color="true" style:text-position="0% 100%" fo:font-style="normal" style:text-underline-style="none" fo:font-weight="normal" officeooo:rsid="0047026a" officeooo:paragraph-rsid="0047026a" style:font-style-asian="normal" style:font-weight-asian="normal" style:font-style-complex="normal" style:font-weight-complex="normal"/>
    </style:style>
    <style:style style:name="P50" style:family="paragraph" style:parent-style-name="Heading_20_1" style:master-page-name="First_20_Page">
      <style:paragraph-properties fo:margin-top="0in" fo:margin-bottom="0in" fo:text-align="start" style:justify-single-word="false" style:page-number="auto" fo:break-before="auto" fo:break-after="auto" style:shadow="none" fo:keep-with-next="always">
        <style:tab-stops/>
      </style:paragraph-properties>
      <style:text-properties style:font-name="Linux Libertine" fo:font-size="28pt" fo:font-style="normal" fo:font-weight="normal" officeooo:paragraph-rsid="0035f1fd" style:font-name-asian="DejaVu Sans1" style:font-size-asian="16.1000003814697pt" style:font-weight-asian="bold" style:font-name-complex="Lohit Hindi" style:font-size-complex="16.1000003814697pt" style:font-weight-complex="bold"/>
    </style:style>
    <style:style style:name="P51" style:family="paragraph">
      <style:paragraph-properties fo:text-align="center"/>
    </style:style>
    <style:style style:name="T1" style:family="text">
      <style:text-properties fo:font-weight="bold" officeooo:rsid="00375563" style:font-weight-asian="bold" style:font-weight-complex="bold"/>
    </style:style>
    <style:style style:name="T2" style:family="text">
      <style:text-properties fo:font-weight="bold" officeooo:rsid="00481db1" style:font-weight-asian="bold" style:font-weight-complex="bold"/>
    </style:style>
    <style:style style:name="T3" style:family="text">
      <style:text-properties fo:font-style="italic" officeooo:rsid="00375563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 officeooo:rsid="003e5839"/>
    </style:style>
    <style:style style:name="T5" style:family="text">
      <style:text-properties style:text-underline-style="solid" style:text-underline-width="auto" style:text-underline-color="font-color" officeooo:rsid="0041984e"/>
    </style:style>
    <style:style style:name="T6" style:family="text">
      <style:text-properties style:text-underline-style="solid" style:text-underline-width="auto" style:text-underline-color="font-color" officeooo:rsid="0045ac81"/>
    </style:style>
    <style:style style:name="T7" style:family="text">
      <style:text-properties officeooo:rsid="00375563"/>
    </style:style>
    <style:style style:name="T8" style:family="text">
      <style:text-properties style:text-position="sub 58%" officeooo:rsid="00375563"/>
    </style:style>
    <style:style style:name="T9" style:family="text">
      <style:text-properties style:text-position="sub 58%" fo:font-style="italic" officeooo:rsid="00375563" style:font-style-asian="italic" style:font-style-complex="italic"/>
    </style:style>
    <style:style style:name="T10" style:family="text">
      <style:text-properties style:text-position="sub 58%" officeooo:rsid="003c1a79"/>
    </style:style>
    <style:style style:name="T11" style:family="text">
      <style:text-properties style:text-position="sub 58%" officeooo:rsid="003e5839"/>
    </style:style>
    <style:style style:name="T12" style:family="text">
      <style:text-properties style:text-position="sub 58%" officeooo:rsid="00375563" fo:background-color="transparent"/>
    </style:style>
    <style:style style:name="T13" style:family="text">
      <style:text-properties style:text-position="sub 58%" officeooo:rsid="004024f9"/>
    </style:style>
    <style:style style:name="T14" style:family="text">
      <style:text-properties style:text-position="sub 58%" officeooo:rsid="0041984e"/>
    </style:style>
    <style:style style:name="T15" style:family="text">
      <style:text-properties style:text-position="sub 58%" officeooo:rsid="0041d59f"/>
    </style:style>
    <style:style style:name="T16" style:family="text">
      <style:text-properties style:text-position="sub 58%" officeooo:rsid="00444915"/>
    </style:style>
    <style:style style:name="T17" style:family="text">
      <style:text-properties style:text-position="sub 58%" officeooo:rsid="0045ac81"/>
    </style:style>
    <style:style style:name="T18" style:family="text">
      <style:text-properties style:text-position="sub 58%" officeooo:rsid="0045ed24"/>
    </style:style>
    <style:style style:name="T19" style:family="text">
      <style:text-properties style:text-position="sub 58%" officeooo:rsid="0047026a"/>
    </style:style>
    <style:style style:name="T20" style:family="text">
      <style:text-properties style:text-position="sub 58%" officeooo:rsid="00481db1"/>
    </style:style>
    <style:style style:name="T21" style:family="text">
      <style:text-properties officeooo:rsid="0038ab5d"/>
    </style:style>
    <style:style style:name="T22" style:family="text">
      <style:text-properties style:text-position="super 58%" officeooo:rsid="003c1a79"/>
    </style:style>
    <style:style style:name="T23" style:family="text">
      <style:text-properties style:text-position="super 58%" officeooo:rsid="0041984e"/>
    </style:style>
    <style:style style:name="T24" style:family="text">
      <style:text-properties style:text-position="super 58%" officeooo:rsid="0041d59f"/>
    </style:style>
    <style:style style:name="T25" style:family="text">
      <style:text-properties style:text-position="super 58%" officeooo:rsid="00444915"/>
    </style:style>
    <style:style style:name="T26" style:family="text">
      <style:text-properties style:text-position="super 58%" officeooo:rsid="0047026a"/>
    </style:style>
    <style:style style:name="T27" style:family="text">
      <style:text-properties officeooo:rsid="003a40be"/>
    </style:style>
    <style:style style:name="T28" style:family="text">
      <style:text-properties officeooo:rsid="003a4c34"/>
    </style:style>
    <style:style style:name="T29" style:family="text">
      <style:text-properties officeooo:rsid="003aad16"/>
    </style:style>
    <style:style style:name="T30" style:family="text">
      <style:text-properties officeooo:rsid="003c1a79"/>
    </style:style>
    <style:style style:name="T31" style:family="text">
      <style:text-properties officeooo:rsid="003c423e"/>
    </style:style>
    <style:style style:name="T32" style:family="text">
      <style:text-properties officeooo:rsid="003e5839"/>
    </style:style>
    <style:style style:name="T33" style:family="text">
      <style:text-properties officeooo:rsid="004024f9"/>
    </style:style>
    <style:style style:name="T34" style:family="text">
      <style:text-properties officeooo:rsid="00375563" fo:background-color="transparent"/>
    </style:style>
    <style:style style:name="T35" style:family="text">
      <style:text-properties officeooo:rsid="004024f9" fo:background-color="transparent"/>
    </style:style>
    <style:style style:name="T36" style:family="text">
      <style:text-properties officeooo:rsid="00417025"/>
    </style:style>
    <style:style style:name="T37" style:family="text">
      <style:text-properties officeooo:rsid="0041984e"/>
    </style:style>
    <style:style style:name="T38" style:family="text">
      <style:text-properties officeooo:rsid="0041d59f"/>
    </style:style>
    <style:style style:name="T39" style:family="text">
      <style:text-properties officeooo:rsid="00444915"/>
    </style:style>
    <style:style style:name="T40" style:family="text">
      <style:text-properties officeooo:rsid="0045ac81"/>
    </style:style>
    <style:style style:name="T41" style:family="text">
      <style:text-properties officeooo:rsid="0045ed24"/>
    </style:style>
    <style:style style:name="T42" style:family="text">
      <style:text-properties officeooo:rsid="0047026a"/>
    </style:style>
    <style:style style:name="T43" style:family="text">
      <style:text-properties fo:color="#666666" officeooo:rsid="0047026a"/>
    </style:style>
    <style:style style:name="T44" style:family="text">
      <style:text-properties fo:color="#666666" style:text-position="sub 58%" officeooo:rsid="0047026a"/>
    </style:style>
    <style:style style:name="T45" style:family="text">
      <style:text-properties fo:color="#666666" officeooo:rsid="00481db1"/>
    </style:style>
    <style:style style:name="T46" style:family="text">
      <style:text-properties officeooo:rsid="00481db1"/>
    </style:style>
    <style:style style:name="T47" style:family="text">
      <style:text-properties officeooo:rsid="00497ae4"/>
    </style:style>
    <style:style style:name="T48" style:family="text">
      <style:text-properties officeooo:rsid="004b412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in" fo:margin-right="0in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3" style:family="graphic" style:parent-style-name="Formula">
      <style:graphic-properties fo:margin-left="0in" fo:margin-right="0in" style:wrap="parallel" style:number-wrapped-paragraphs="no-limit" style:wrap-contour="false"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gr1" style:family="graphic">
      <style:graphic-properties svg:stroke-width="0.0098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098in" draw:marker-start-width="0.1299in" draw:marker-end="Arrowheads_20_1" draw:marker-end-width="0.1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098in" draw:fill="none" draw:textarea-vertical-align="middle" draw:auto-grow-height="false" fo:min-height="0.5201in" fo:min-width="0.3465in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098in" draw:textarea-horizontal-align="center" draw:textarea-vertical-align="middle" fo:padding-top="0.0047in" fo:padding-bottom="0.0047in" fo:padding-left="0.0047in" fo:padding-right="0.0047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0" text:outline-level="1">2011-(01)jan-<text:span text:style-name="T7">25</text:span>: dag <text:span text:style-name="T7">4</text:span></text:h>
      <text:p text:style-name="P2"/>
      <text:p text:style-name="P19">Sist:</text:p>
      <text:p text:style-name="P19"><text:tab/>Sats:<text:tab/><text:tab/>Om m, n är heltal (båda ≠ 0)<text:tab/>existera sgd(m; n) entydligt och</text:p>
      <text:p text:style-name="P19"><text:tab/><text:tab/><text:tab/>är am + bn, några heltal a, b.</text:p>
      <text:p text:style-name="P19"/>
      <text:p text:style-name="P19"/>
      <text:p text:style-name="P19"><text:tab/>Euklides' algoritm:</text:p>
      <text:p text:style-name="P19"/>
      <text:p text:style-name="P19"><text:tab/><text:tab/>( sgd(m; n) = sgd(n; m − qn)<text:tab/> <text:s/>upprepat<text:tab/> sgd(d; 0) = d )</text:p>
      <text:p text:style-name="P19"/>
      <text:p text:style-name="P19"><text:tab/><text:tab/>Tag m ≥ n ≥ 0</text:p>
      <text:p text:style-name="P19"/>
      <text:p text:style-name="P3"><text:span text:style-name="T7"><text:tab/><text:tab/>m = q</text:span><text:span text:style-name="T8">1</text:span><text:span text:style-name="T7">n + r</text:span><text:span text:style-name="T8">1</text:span><text:span text:style-name="T7"><text:tab/>0 ≤ r</text:span><text:span text:style-name="T8">1</text:span><text:span text:style-name="T7"> &lt; n</text:span></text:p>
      <text:p text:style-name="P3"><text:span text:style-name="T7"><text:tab/><text:tab/>n = q</text:span><text:span text:style-name="T8">2</text:span><text:span text:style-name="T7">r</text:span><text:span text:style-name="T8">1</text:span><text:span text:style-name="T7"> + r</text:span><text:span text:style-name="T8">2</text:span><text:span text:style-name="T7"><text:tab/>0 ≤ r</text:span><text:span text:style-name="T8">2</text:span><text:span text:style-name="T7"> &lt; r</text:span><text:span text:style-name="T8">1</text:span></text:p>
      <text:p text:style-name="P3"><text:span text:style-name="T7"><text:tab/><text:tab/>r</text:span><text:span text:style-name="T8">1</text:span><text:span text:style-name="T7"> = q</text:span><text:span text:style-name="T8">3</text:span><text:span text:style-name="T7">r</text:span><text:span text:style-name="T8">2</text:span><text:span text:style-name="T7"> + r</text:span><text:span text:style-name="T8">3</text:span><text:span text:style-name="T7"><text:tab/>0 ≤ r</text:span><text:span text:style-name="T8">3</text:span><text:span text:style-name="T7"> &lt; r</text:span><text:span text:style-name="T8">2</text:span></text:p>
      <text:p text:style-name="P3"><text:span text:style-name="T7"><text:tab/><text:tab/>r</text:span><text:span text:style-name="T8">2</text:span><text:span text:style-name="T7"> = q</text:span><text:span text:style-name="T8">4</text:span><text:span text:style-name="T7">r</text:span><text:span text:style-name="T8">3</text:span><text:span text:style-name="T7"> + r</text:span><text:span text:style-name="T8">4</text:span><text:span text:style-name="T7"><text:tab/>0 ≤ r</text:span><text:span text:style-name="T8">4</text:span><text:span text:style-name="T7"> &lt; r</text:span><text:span text:style-name="T8">3</text:span></text:p>
      <text:p text:style-name="P19"><text:tab/><text:tab/><text:tab/>⋮<text:tab/><text:tab/><text:tab/>⋮</text:p>
      <text:p text:style-name="P19"/>
      <text:p text:style-name="P3"><text:span text:style-name="T7"><text:tab/><text:tab/>r</text:span><text:span text:style-name="T8">k − 3</text:span><text:span text:style-name="T7"> = q</text:span><text:span text:style-name="T8">k − 1</text:span><text:span text:style-name="T7">r</text:span><text:span text:style-name="T8">k − 2</text:span><text:span text:style-name="T7"> + r</text:span><text:span text:style-name="T8">k − 1</text:span></text:p>
      <text:p text:style-name="P3"><text:span text:style-name="T7"><text:tab/><text:tab/>r</text:span><text:span text:style-name="T8">k − 2</text:span><text:span text:style-name="T7"> = q</text:span><text:span text:style-name="T8">k</text:span><text:span text:style-name="T3">r</text:span><text:span text:style-name="T9">k − 1</text:span><text:span text:style-name="T7"> + </text:span><text:span text:style-name="T1">0</text:span><text:span text:style-name="T7"><text:tab/><text:tab/><text:tab/>(slutar allt med </text:span><text:span text:style-name="T1">0</text:span><text:span text:style-name="T7">)</text:span></text:p>
      <text:p text:style-name="P19"/>
      <text:p text:style-name="P3"><text:span text:style-name="T7"><text:tab/><text:tab/></text:span><text:span text:style-name="T3">r</text:span><text:span text:style-name="T9">k − 1</text:span><text:span text:style-name="T7"> = sgd(m; n)</text:span></text:p>
      <text:p text:style-name="P19"/>
      <text:p text:style-name="P3"><text:span text:style-name="T7"><text:tab/><text:tab/></text:span><text:span text:style-name="T34">r</text:span><text:span text:style-name="T12">k − 1</text:span><text:span text:style-name="T34"> = r</text:span><text:span text:style-name="T12">k − 3</text:span><text:span text:style-name="T34"> − q</text:span><text:span text:style-name="T12">k − 1</text:span><text:span text:style-name="T34">r</text:span><text:span text:style-name="T12">k − 2</text:span><text:span text:style-name="T34"> = </text:span><text:span text:style-name="T35">...</text:span></text:p>
      <text:p text:style-name="P19"/>
      <text:p text:style-name="P20"><text:tab/></text:p>
      <text:p text:style-name="P20"><text:tab/>Följdsats:<text:tab/>Om d|mn och sgd(d; m) = 1 så d|n</text:p>
      <text:p text:style-name="P20"><text:tab/><text:tab/><text:tab/><text:tab/><text:tab/><text:tab/>↑</text:p>
      <text:p text:style-name="P20"><text:tab/><text:tab/><text:tab/><text:tab/><text:tab/>d, m relativt prima</text:p>
      <text:p text:style-name="P20"/>
      <text:p text:style-name="P20"/>
      <text:p text:style-name="P20"><text:tab/>För alla heltal k, m, n:</text:p>
      <text:p text:style-name="P20"/>
      <text:p text:style-name="P20"><text:tab/><text:tab/>m|m, k|n, m|n ⇒ k|n</text:p>
      <text:p text:style-name="P20"/>
      <text:p text:style-name="P20"><text:tab/></text:p>
      <text:p text:style-name="P20"><text:tab/>Definition:<text:tab/>Om m, n är heltal så är en minsta gemensamma multipel,</text:p>
      <text:p text:style-name="P4"><text:span text:style-name="T21"><text:tab/><text:tab/><text:tab/></text:span><text:span text:style-name="T27">m</text:span><text:span text:style-name="T21">gm (en. lcm) för m, n ett heltal g sådant att</text:span></text:p>
      <text:p text:style-name="P20"/>
      <text:p text:style-name="P20"><text:tab/><text:tab/><text:tab/> <text:s text:c="3"/>i)<text:tab/>m, n | g</text:p>
      <text:p text:style-name="P20"><text:tab/><text:tab/><text:tab/> <text:s text:c="3"/>ii)<text:tab/>m, n | n ⇒ g|h</text:p>
      <text:p text:style-name="P4"><text:span text:style-name="T21"><text:tab/><text:tab/><text:tab/> <text:s text:c="3"/>iii)<text:tab/>g </text:span><text:span text:style-name="T7">≥</text:span><text:span text:style-name="T21"> 0</text:span></text:p>
      <text:p text:style-name="P20"/>
      <text:p text:style-name="P43"><text:tab/>Sats:<text:tab/><text:tab/>Om m, n är heltal existerar mgm(m; n) entydigt och uppfyller</text:p>
      <text:p text:style-name="P21"><text:tab/><text:tab/><text:tab/>mgm(m; n) ⋅ sgd(m; n) = mn</text:p>
      <text:p text:style-name="P21"/>
      <text:p text:style-name="P21"><text:tab/><text:tab/><text:tab/>( mgm(0; 0) = 0 )</text:p>
      <text:p text:style-name="P21"/>
      <text:p text:style-name="P21"/>
      <text:p text:style-name="P5"><text:span text:style-name="T27"><text:tab/></text:span><text:span text:style-name="T28">Sats:<text:tab/><text:tab/>Den linjära diofantiska ekvationen (heltalslösningar sökes)</text:span></text:p>
      <text:p text:style-name="P22"/>
      <text:p text:style-name="P23"><text:tab/><text:tab/><text:tab/><text:tab/>mx + ny = 1</text:p>
      <text:p text:style-name="P23"/>
      <text:p text:style-name="P23"><text:tab/><text:tab/><text:tab/>har lösningar omm sgd(m; n) | c.</text:p>
      <text:p text:style-name="P23"/>
      <text:p text:style-name="P23"><text:tab/><text:tab/><text:tab/>Om sgd(m; n) = am + bn,<text:tab/>a, b heltal ges alla lösningar av</text:p>
      <text:p text:style-name="P23"/>
      <text:p text:style-name="P6"><text:span text:style-name="T28"><text:tab/><text:tab/><text:tab/><text:tab/></text:span><text:span text:style-name="T28"><draw:frame draw:style-name="fr2" draw:name="Object1" text:anchor-type="as-char" svg:width="1.0228in" svg:height="0.9146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28"><text:tab/><text:tab/>q heltal</text:span></text:p>
      <text:p text:style-name="P23"/>
      <text:p text:style-name="P23"/>
      <text:p text:style-name="P23"><text:tab/>Defintion:<text:tab/>Ett prital är ett heltal p &gt; 1 som bara har delarna</text:p>
      <text:p text:style-name="P23"><text:tab/><text:tab/><text:tab/>±1 och ±p.</text:p>
      <text:p text:style-name="P23"/>
      <text:p text:style-name="P23"><text:tab/><text:tab/><text:tab/>Exempel:<text:tab/>2, 3, 17, 101, 123449</text:p>
      <text:p text:style-name="P23"/>
      <text:p text:style-name="P23"/>
      <text:p text:style-name="P23"><text:tab/>Aritmetikens fundamentalsats:</text:p>
      <text:p text:style-name="P23"/>
      <text:p text:style-name="P23"><text:tab/><text:tab/>Varje heltal ≥ 1 kan på ett entydigt (bortsätt från ordningen) sätt</text:p>
      <text:p text:style-name="P23"><text:tab/><text:tab/>skrivas som en produkt av primtal</text:p>
      <text:p text:style-name="P23"/>
      <text:p text:style-name="P6"><text:span text:style-name="T28"><text:tab/><text:tab/><text:tab/></text:span><text:span text:style-name="T28"><draw:frame draw:style-name="fr2" draw:name="Object2" text:anchor-type="as-char" svg:width="4.9819in" svg:height="0.3098in" draw:z-index="1"><draw:object xlink:href="./Object 2" xlink:type="simple" xlink:show="embed" xlink:actuate="onLoad"/><draw:image xlink:href="./ObjectReplacements/Object 2" xlink:type="simple" xlink:show="embed" xlink:actuate="onLoad"/></draw:frame></text:span></text:p>
      <text:p text:style-name="P23"/>
      <text:p text:style-name="P23"><text:tab/><text:tab/>Likadant för mgm, fast max istället för min.</text:p>
      <text:p text:style-name="P23"/>
      <text:p text:style-name="P23"><text:tab/><text:tab/>Så sgd(m; n) ⋅ mgm(m; n) = mn.</text:p>
      <text:p text:style-name="P23"/>
      <text:p text:style-name="P23"/>
      <text:p text:style-name="P24"><text:tab/>Euklides:<text:tab/>Det finns oändligt många primtal.</text:p>
      <text:p text:style-name="P24"/>
      <text:p text:style-name="P7"><text:span text:style-name="T29"><text:tab/><text:tab/></text:span><text:span text:style-name="T29"><draw:frame draw:style-name="fr2" draw:name="Object3" text:anchor-type="as-char" svg:width="2.0937in" svg:height="0.4701in" draw:z-index="2"><draw:object xlink:href="./Object 3" xlink:type="simple" xlink:show="embed" xlink:actuate="onLoad"/><draw:image xlink:href="./ObjectReplacements/Object 3" xlink:type="simple" xlink:show="embed" xlink:actuate="onLoad"/></draw:frame></text:span></text:p>
      <text:p text:style-name="P44">Idag:</text:p>
      <text:p text:style-name="P8"><text:span text:style-name="T30"><text:tab/>Modulär aritmetik, ℤ</text:span><text:span text:style-name="T10">m</text:span></text:p>
      <text:p text:style-name="P25"/>
      <text:p text:style-name="P25"><text:tab/><text:tab/>Räkna med rester<text:tab/>(mod m)</text:p>
      <text:p text:style-name="P25"/>
      <text:p text:style-name="P8"><text:span text:style-name="T30"><text:tab/><text:tab/>+- och ×-tabeller i ℤ</text:span><text:span text:style-name="T10">m</text:span></text:p>
      <text:p text:style-name="P25"/>
      <text:p text:style-name="P8"><text:span text:style-name="T30"><text:tab/><text:tab/>Inverterabara (invertabla) element i ℤ</text:span><text:span text:style-name="T10">m</text:span></text:p>
      <text:p text:style-name="P25"/>
      <text:p text:style-name="P25"><text:tab/><text:tab/>Linjära ekvationer</text:p>
      <text:p text:style-name="P25"/>
      <text:p text:style-name="P8"><text:span text:style-name="T30"><text:tab/><text:tab/><text:tab/>ax + b<text:tab/>i ℤ</text:span><text:span text:style-name="T10">m</text:span></text:p>
      <text:p text:style-name="P25"/>
      <text:p text:style-name="P25"/>
      <text:p text:style-name="P25"><text:tab/>Lite mängdlära</text:p>
      <text:p text:style-name="P25"/>
      <text:p text:style-name="P25"><text:tab/><text:tab/>{x | ........}</text:p>
      <text:p text:style-name="P25"/>
      <text:p text:style-name="P25"><text:tab/><text:tab/>a ∈ A, <text:s/>A ⊆ B</text:p>
      <text:p text:style-name="P25"/>
      <text:p text:style-name="P8"><text:span text:style-name="T30"><text:tab/><text:tab/>|A|, <text:s/>A ∪ B, <text:s/>A ∩ B, <text:s/>A ∖ B, <text:s/>A</text:span><text:span text:style-name="T22">c</text:span><text:span text:style-name="T30">, <text:s/>𝓟(A)</text:span></text:p>
      <text:p text:style-name="P25"/>
      <text:p text:style-name="P8"><text:span text:style-name="T30"><text:tab/><text:tab/>Räkneregler för<text:tab/>∩, ∪, </text:span><text:span text:style-name="T22">c</text:span><text:span text:style-name="T30">, ∅, 𝓤</text:span></text:p>
      <text:p text:style-name="P25"/>
      <text:p text:style-name="P25"><text:tab/><text:tab/>|A ∪ B| = |A| + |B| − |A ∩ B|</text:p>
      <text:p text:style-name="P25"/>
      <text:p text:style-name="P25"><text:tab/><text:tab/>Produktmängden<text:tab/><text:tab/>A×B</text:p>
      <text:p text:style-name="P25"/>
      <text:p text:style-name="P25"/>
      <text:p text:style-name="P26"/>
      <text:p text:style-name="P26">Idag, först, om modulär aritmetik</text:p>
      <text:p text:style-name="P26"/>
      <text:p text:style-name="P26">Minns “räknereglerna” för jämna (j) och udda (u) tal</text:p>
      <text:p text:style-name="P26"><text:tab/>j + j = j,<text:tab/>j + u = u,<text:tab/>u + j = u,<text:tab/>u + u = j</text:p>
      <text:p text:style-name="P26"><draw:frame draw:style-name="fr1" draw:name="graphics1" text:anchor-type="paragraph" svg:x="4.1673in" svg:y="0.1118in" svg:width="2.778in" svg:height="2.361in" draw:z-index="8"><draw:image xlink:href="Pictures/2000008B00001B900000176D496195E9.svm" xlink:type="simple" xlink:show="embed" xlink:actuate="onLoad"/></draw:frame><draw:line text:anchor-type="paragraph" draw:z-index="33" draw:style-name="gr4" draw:text-style-name="P51" svg:x1="5.5437in" svg:y1="0.1571in" svg:x2="5.5437in" svg:y2="2.437in"><text:p/></draw:line><text:tab/>j ⋅ j = j,<text:tab/>j ⋅ u = j,<text:tab/>u ⋅ j = j,<text:tab/>u ⋅ u = u</text:p>
      <text:p text:style-name="P26"/>
      <text:p text:style-name="P26"/>
      <text:p text:style-name="P9"><draw:line text:anchor-type="paragraph" draw:z-index="7" draw:style-name="gr1" draw:text-style-name="P51" svg:x1="2.4543in" svg:y1="0.2283in" svg:x2="3.0287in" svg:y2="0.2283in"><text:p/></draw:line><draw:line text:anchor-type="paragraph" draw:z-index="6" draw:style-name="gr1" draw:text-style-name="P51" svg:x1="0.9846in" svg:y1="0.2283in" svg:x2="1.6362in" svg:y2="0.2283in"><text:p/></draw:line><draw:line text:anchor-type="paragraph" draw:z-index="5" draw:style-name="gr1" draw:text-style-name="P51" svg:x1="2.6409in" svg:y1="0in" svg:x2="2.6409in" svg:y2="0.6228in"><text:p/></draw:line><draw:line text:anchor-type="paragraph" draw:z-index="4" draw:style-name="gr1" draw:text-style-name="P51" svg:x1="1.1972in" svg:y1="0in" svg:x2="1.1972in" svg:y2="0.6228in"><text:p/></draw:line><text:span text:style-name="T37"><text:tab/></text:span><text:span text:style-name="T31"><text:tab/></text:span><text:span text:style-name="T31"><draw:frame draw:style-name="fr3" draw:name="Object4" text:anchor-type="as-char" svg:y="-0.3693in" svg:width="2.0445in" svg:height="0.6236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P26"/>
      <text:p text:style-name="P9"/>
      <text:p text:style-name="P45"><draw:frame draw:style-name="fr1" draw:name="graphics2" text:anchor-type="paragraph" svg:x="3.9799in" svg:y="0.0555in" svg:width="2.778in" svg:height="2.361in" draw:z-index="10"><draw:image xlink:href="Pictures/200000F700001B900000176D100B6917.svm" xlink:type="simple" xlink:show="embed" xlink:actuate="onLoad"/></draw:frame>Allmänt med m ≥ 2 heltal.</text:p>
      <text:p text:style-name="P27"/>
      <text:p text:style-name="P10"><text:span text:style-name="T32">Att räkna </text:span><text:span text:style-name="T4">modulo m</text:span></text:p>
      <text:p text:style-name="P40"/>
      <text:p text:style-name="P10"><text:span text:style-name="T32">x ≡ y (mod m)</text:span><text:span text:style-name="T32"><draw:frame draw:style-name="fr4" draw:name="Object5" text:anchor-type="as-char" svg:y="-0.2102in" svg:width="0.1602in" svg:height="0.2429in" draw:z-index="9"><draw:object xlink:href="./Object 5" xlink:type="simple" xlink:show="embed" xlink:actuate="onLoad"/><draw:image xlink:href="./ObjectReplacements/Object 5" xlink:type="simple" xlink:show="embed" xlink:actuate="onLoad"/></draw:frame></text:span><text:span text:style-name="T32">m|(x − y)</text:span></text:p>
      <text:p text:style-name="P27"><text:s text:c="3"/>↑<text:tab/></text:p>
      <text:p text:style-name="P10"><draw:line text:anchor-type="paragraph" draw:z-index="11" draw:style-name="gr2" draw:text-style-name="P51" svg:x1="3.3319in" svg:y1="0.9555in" svg:x2="4.2276in" svg:y2="0.1327in"><text:p/></draw:line><text:span text:style-name="T32"> <text:s text:c="2"/>eller x ≡</text:span><text:span text:style-name="T11">m</text:span><text:span text:style-name="T32"> y</text:span></text:p>
      <text:p text:style-name="P27"/>
      <text:p text:style-name="P28">“kongruenta modulo m ”</text:p>
      <text:p text:style-name="P27"/>
      <text:p text:style-name="P27"/>
      <text:p text:style-name="P29"><text:tab/><text:tab/><text:tab/>Resten 0 vid ÷ med m</text:p>
      <text:p text:style-name="P27"/>
      <text:p text:style-name="P29">x och y ger samma rest vid division med m.</text:p>
      <text:p text:style-name="P29"/>
      <text:p text:style-name="P29"/>
      <text:p text:style-name="P11"><text:span text:style-name="T33">Då:<text:tab/></text:span><text:span text:style-name="T32">x</text:span><text:span text:style-name="T13">1</text:span><text:span text:style-name="T32"> ≡</text:span><text:span text:style-name="T11">m</text:span><text:span text:style-name="T32"> y</text:span><text:span text:style-name="T13">1</text:span><text:span text:style-name="T33">, <text:s/></text:span><text:span text:style-name="T32">x</text:span><text:span text:style-name="T13">2</text:span><text:span text:style-name="T32"> ≡</text:span><text:span text:style-name="T11">m</text:span><text:span text:style-name="T32"> y</text:span><text:span text:style-name="T13">2</text:span><text:span text:style-name="T33"> <text:s/>⇒ <text:s/>x</text:span><text:span text:style-name="T13">1</text:span><text:span text:style-name="T33"> + x</text:span><text:span text:style-name="T13">2</text:span><text:span text:style-name="T32"> ≡</text:span><text:span text:style-name="T11">m</text:span><text:span text:style-name="T32"> </text:span><text:span text:style-name="T33">y</text:span><text:span text:style-name="T13">1</text:span><text:span text:style-name="T33"> + y</text:span><text:span text:style-name="T13">2</text:span></text:p>
      <text:p text:style-name="P29"/>
      <text:p text:style-name="P11"><text:span text:style-name="T33"><text:tab/>x</text:span><text:span text:style-name="T13">1</text:span><text:span text:style-name="T33">⋅x</text:span><text:span text:style-name="T13">2</text:span><text:span text:style-name="T32"> ≡</text:span><text:span text:style-name="T11">m</text:span><text:span text:style-name="T32"> y</text:span><text:span text:style-name="T13">1</text:span><text:span text:style-name="T33">⋅y</text:span><text:span text:style-name="T13">2</text:span></text:p>
      <text:p text:style-name="P29"/>
      <text:p text:style-name="P11"><text:span text:style-name="T33"><text:tab/>qm + r</text:span><text:span text:style-name="T13">1</text:span><text:span text:style-name="T33"> </text:span><text:span text:style-name="T32">≡</text:span><text:span text:style-name="T11">m</text:span><text:span text:style-name="T32"> </text:span><text:span text:style-name="T33">q'm + r</text:span><text:span text:style-name="T13">1</text:span></text:p>
      <text:p text:style-name="P29"/>
      <text:p text:style-name="P29"><text:tab/></text:p>
      <text:p text:style-name="P12"><text:span text:style-name="T33">Man skriver ofta = (istället för </text:span><text:span text:style-name="T32">≡</text:span><text:span text:style-name="T33">) och säger att man räknar</text:span></text:p>
      <text:p text:style-name="P12"><text:span text:style-name="T33">i ℤ</text:span><text:span text:style-name="T13">m</text:span><text:span text:style-name="T33"> = {0, 1, 2, ..., m − 1}</text:span></text:p>
      <text:p text:style-name="P29"/>
      <text:p text:style-name="P29"/>
      <text:p text:style-name="P29"/>
      <text:p text:style-name="P11"><text:span text:style-name="T33">Tabeller i <text:s/>ℤ</text:span><text:span text:style-name="T13">m</text:span></text:p>
      <text:p text:style-name="P29"/>
      <text:p text:style-name="P29"/>
      <text:p text:style-name="P11"><draw:line text:anchor-type="paragraph" draw:z-index="15" draw:style-name="gr1" draw:text-style-name="P51" svg:x1="1.6862in" svg:y1="0.002in" svg:x2="1.6862in" svg:y2="0.8327in"><text:p/></draw:line><draw:line text:anchor-type="paragraph" draw:z-index="16" draw:style-name="gr1" draw:text-style-name="P51" svg:x1="3.6339in" svg:y1="0in" svg:x2="3.6339in" svg:y2="0.8339in"><text:p/></draw:line><draw:line text:anchor-type="paragraph" draw:z-index="18" draw:style-name="gr1" draw:text-style-name="P51" svg:x1="1.4772in" svg:y1="0.2126in" svg:x2="2.3819in" svg:y2="0.2126in"><text:p/></draw:line><draw:line text:anchor-type="paragraph" draw:z-index="19" draw:style-name="gr1" draw:text-style-name="P51" svg:x1="3.4465in" svg:y1="0.2126in" svg:x2="4.3209in" svg:y2="0.2126in"><text:p/></draw:line><text:span text:style-name="T33"><text:tab/>ℤ</text:span><text:span text:style-name="T13">3</text:span><text:span text:style-name="T33"><text:tab/><text:tab/></text:span><text:span text:style-name="T33"><draw:frame draw:style-name="fr2" draw:name="Object6" text:anchor-type="as-char" svg:width="0.9055in" svg:height="0.8311in" draw:z-index="12"><draw:object xlink:href="./Object 6" xlink:type="simple" xlink:show="embed" xlink:actuate="onLoad"/><draw:image xlink:href="./ObjectReplacements/Object 6" xlink:type="simple" xlink:show="embed" xlink:actuate="onLoad"/></draw:frame></text:span><text:span text:style-name="T36"><text:tab/><text:tab/><text:tab/></text:span><text:span text:style-name="T36"><draw:frame draw:style-name="fr2" draw:name="Object7" text:anchor-type="as-char" svg:width="0.8752in" svg:height="0.8346in" draw:z-index="13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p>
      <text:p text:style-name="P41"/>
      <text:p text:style-name="P41"/>
      <text:p text:style-name="P11"><draw:line text:anchor-type="paragraph" draw:z-index="20" draw:style-name="gr1" draw:text-style-name="P51" svg:x1="1.4772in" svg:y1="0.2146in" svg:x2="2.6079in" svg:y2="0.2146in"><text:p/></draw:line><draw:line text:anchor-type="paragraph" draw:z-index="17" draw:style-name="gr1" draw:text-style-name="P51" svg:x1="1.6547in" svg:y1="0in" svg:x2="1.6547in" svg:y2="1.0425in"><text:p/></draw:line><text:span text:style-name="T13"><text:tab/></text:span><text:span text:style-name="T33">ℤ</text:span><text:span text:style-name="T13">4</text:span><text:span text:style-name="T33"><text:tab/><text:tab/></text:span><text:span text:style-name="T33"><draw:frame draw:style-name="fr2" draw:name="Object8" text:anchor-type="as-char" svg:width="1.1311in" svg:height="1.0429in" draw:z-index="14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9"/>
      <text:p text:style-name="P46">Exempel:</text:p>
      <text:p text:style-name="P30"/>
      <text:p text:style-name="P12"><text:span text:style-name="T37"><text:tab/>Vad blir (principala) resten då 67</text:span><text:span text:style-name="T23">380</text:span><text:span text:style-name="T37"> divideras med 31?</text:span></text:p>
      <text:p text:style-name="P30"/>
      <text:p text:style-name="P12"><text:span text:style-name="T37"><text:tab/>Det vill säga ved är 67</text:span><text:span text:style-name="T23">380</text:span><text:span text:style-name="T37"> mod 31?</text:span></text:p>
      <text:p text:style-name="P30"/>
      <text:p text:style-name="P30"/>
      <text:p text:style-name="P12"><text:span text:style-name="T37"><text:tab/>67</text:span><text:span text:style-name="T23">380</text:span><text:span text:style-name="T37"> ≡</text:span><text:span text:style-name="T14">31</text:span><text:span text:style-name="T37"> (67 mod 31)</text:span><text:span text:style-name="T23">380</text:span><text:span text:style-name="T37"> = 5</text:span><text:span text:style-name="T23">380</text:span><text:span text:style-name="T37"> = 5</text:span><text:span text:style-name="T23">3⋅126 + 2</text:span><text:span text:style-name="T37"> = 125</text:span><text:span text:style-name="T23">126</text:span><text:span text:style-name="T37"> ⋅ 5</text:span><text:span text:style-name="T23">2</text:span><text:span text:style-name="T37"> ≡</text:span></text:p>
      <text:p text:style-name="P30"><text:tab/></text:p>
      <text:p text:style-name="P12"><text:span text:style-name="T37"><text:tab/>{125 = 4⋅31 + 1 ≡</text:span><text:span text:style-name="T14">31</text:span><text:span text:style-name="T37"> 1} ≡</text:span><text:span text:style-name="T14">31</text:span><text:span text:style-name="T37"> 1</text:span><text:span text:style-name="T23">126</text:span><text:span text:style-name="T37"> ⋅ 25 = 1 ⋅ 25 = </text:span><text:span text:style-name="T5">25</text:span></text:p>
      <text:p text:style-name="P30"/>
      <text:p text:style-name="P30"/>
      <text:p text:style-name="P30"/>
      <text:p text:style-name="P30"/>
      <text:p text:style-name="P30"/>
      <text:p text:style-name="P30"/>
      <text:p text:style-name="P12"><draw:custom-shape text:anchor-type="paragraph" draw:z-index="22" draw:style-name="gr3" draw:text-style-name="P51" svg:width="0.1161in" svg:height="0.4224in" draw:transform="rotate (-1.57079632679579) translate (0.877083333333333in 0.320138888888889in)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draw:custom-shape text:anchor-type="paragraph" draw:z-index="23" draw:style-name="gr3" draw:text-style-name="P51" svg:width="0.1161in" svg:height="0.6776in" draw:transform="rotate (-1.57079632679579) translate (2.35138888888889in 0.320138888888889in)"><text:p/>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T37"><draw:frame draw:style-name="fr2" draw:name="Object9" text:anchor-type="as-char" svg:width="2.8154in" svg:height="0.3138in" draw:z-index="21"><draw:object xlink:href="./Object 9" xlink:type="simple" xlink:show="embed" xlink:actuate="onLoad"/><draw:image xlink:href="./ObjectReplacements/Object 9" xlink:type="simple" xlink:show="embed" xlink:actuate="onLoad"/></draw:frame></text:span><text:span text:style-name="T38"><text:tab/><text:tab/><text:tab/>Allt räknat modulo 31</text:span></text:p>
      <text:p text:style-name="P31"/>
      <text:p text:style-name="P31"><text:tab/> ×8<text:tab/><text:tab/> <text:s text:c="7"/>×5</text:p>
      <text:p text:style-name="P31"/>
      <text:p text:style-name="P13"><text:span text:style-name="T38"><text:tab/>ty<text:tab/>380 = 101111100</text:span><text:span text:style-name="T15">2</text:span></text:p>
      <text:p text:style-name="P31"/>
      <text:p text:style-name="P31"/>
      <text:p text:style-name="P13"><text:span text:style-name="T38">De flesta räknereglerna i ℤ</text:span><text:span text:style-name="T15">m</text:span><text:span text:style-name="T38"> är samma som i ℤ,</text:span></text:p>
      <text:p text:style-name="P13"><text:span text:style-name="T38">men man kan ha x⋅y = 0 i ℤ</text:span><text:span text:style-name="T15">m</text:span><text:span text:style-name="T38"> fast x, y ≠ 0 i ℤ</text:span><text:span text:style-name="T15">m</text:span><text:span text:style-name="T38">.</text:span></text:p>
      <text:p text:style-name="P13"><text:span text:style-name="T38">Till exempel 3⋅4 = 0 i <text:s/>ℤ</text:span><text:span text:style-name="T15">6</text:span><text:span text:style-name="T38">.</text:span></text:p>
      <text:p text:style-name="P31"/>
      <text:p text:style-name="P31"/>
      <text:p text:style-name="P31"/>
      <text:p text:style-name="P31"/>
      <text:p text:style-name="P13"><text:span text:style-name="T38">Definition:<text:tab/><text:tab/>r i ℤ</text:span><text:span text:style-name="T15">m</text:span><text:span text:style-name="T38"> är invertabel om det finns x i ℤ</text:span><text:span text:style-name="T15">m</text:span><text:span text:style-name="T38"> så att r</text:span><text:span text:style-name="T15">x</text:span><text:span text:style-name="T38"> = 1 i ℤ</text:span><text:span text:style-name="T15">m</text:span><text:span text:style-name="T38">, x = r</text:span><text:span text:style-name="T24">−1</text:span><text:span text:style-name="T38">.</text:span></text:p>
      <text:p text:style-name="P31"/>
      <text:p text:style-name="P31"/>
      <text:p text:style-name="P31"/>
      <text:p text:style-name="P13"><text:span text:style-name="T38">Exempel:<text:tab/><text:tab/>I ℤ</text:span><text:span text:style-name="T15">4</text:span><text:span text:style-name="T38"> är 1 och 3 invertabla, men inte 0 och 2.</text:span></text:p>
      <text:p text:style-name="P31"/>
      <text:p text:style-name="P13"><text:span text:style-name="T38"><text:tab/><text:tab/><text:tab/>1</text:span><text:span text:style-name="T24">−1</text:span><text:span text:style-name="T38"> = 1<text:tab/>3</text:span><text:span text:style-name="T24">−1</text:span><text:span text:style-name="T38"> = 3<text:tab/>ty <text:s text:c="2"/>1⋅1 = 1 <text:s/>och <text:s/>3⋅3 = 9 = 1</text:span></text:p>
      <text:p text:style-name="P31"/>
      <text:p text:style-name="P31"/>
      <text:p text:style-name="P13"><text:span text:style-name="T38"><text:tab/><text:tab/><text:tab/>3x = 2<text:tab/>i ℤ</text:span><text:span text:style-name="T15">4</text:span></text:p>
      <text:p text:style-name="P31"/>
      <text:p text:style-name="P13"><text:span text:style-name="T38"><text:tab/><text:tab/><text:tab/>ger<text:tab/>3⋅3x = 3⋅2 = 2<text:tab/>i ℤ</text:span><text:span text:style-name="T15">4</text:span></text:p>
      <text:p text:style-name="P31"/>
      <text:p text:style-name="P42"><text:span text:style-name="T38">Sats:<text:tab/><text:tab/>r i ℤ</text:span><text:span text:style-name="T15">m</text:span><text:span text:style-name="T38"> är invertabel omm sgd(r; m) = 1.</text:span></text:p>
      <text:p text:style-name="P31"/>
      <text:p text:style-name="P13"><text:span text:style-name="T38"><text:tab/><text:tab/>ty:<text:tab/>r är invertabel i ℤ</text:span><text:span text:style-name="T15">m</text:span><text:span text:style-name="T38"> ⇔ rx ≡</text:span><text:span text:style-name="T15">m</text:span><text:span text:style-name="T38"> 1,</text:span></text:p>
      <text:p text:style-name="P31"><text:tab/><text:tab/><text:tab/>något x i ℤ ⇔ rx − 1 = km,</text:p>
      <text:p text:style-name="P31"><text:tab/><text:tab/><text:tab/>några x, k i ℤ ⇔ rx − km = 1,</text:p>
      <text:p text:style-name="P31"><text:tab/><text:tab/><text:tab/>några x, k ⇔ sgd(r; m) = 1.</text:p>
      <text:p text:style-name="P31"/>
      <text:p text:style-name="P31"/>
      <text:p text:style-name="P13"><text:span text:style-name="T38">Så i ℤ</text:span><text:span text:style-name="T15">p</text:span><text:span text:style-name="T38">, p ∈ ℙ, är alla utom 0 invertabla.</text:span></text:p>
      <text:p text:style-name="P31"/>
      <text:p text:style-name="P31"/>
      <text:p text:style-name="P31"/>
      <text:p text:style-name="P14"><text:span text:style-name="T39">Exempel:<text:tab/>Vad är 11</text:span><text:span text:style-name="T25">−1</text:span><text:span text:style-name="T39"> i </text:span><text:span text:style-name="T38">ℤ</text:span><text:span text:style-name="T16">32</text:span><text:span text:style-name="T39">?</text:span></text:p>
      <text:p text:style-name="P14"><text:span text:style-name="T39"><text:tab/><text:tab/>Vi ser att 11⋅3 = 33 ≡</text:span><text:span text:style-name="T16">32</text:span><text:span text:style-name="T39"> 1, så 11</text:span><text:span text:style-name="T25">−1</text:span><text:span text:style-name="T39"> = 3.<text:tab/><text:tab/></text:span><text:span text:style-name="T39"><draw:frame draw:style-name="fr5" draw:name="Object10" text:anchor-type="as-char" svg:width="0.8839in" svg:height="0.4646in" draw:z-index="24"><draw:object xlink:href="./Object 10" xlink:type="simple" xlink:show="embed" xlink:actuate="onLoad"/><draw:image xlink:href="./ObjectReplacements/Object 10" xlink:type="simple" xlink:show="embed" xlink:actuate="onLoad"/></draw:frame></text:span></text:p>
      <text:p text:style-name="P32"><text:tab/><text:tab/></text:p>
      <text:p text:style-name="P32"/>
      <text:p text:style-name="P32"/>
      <text:p text:style-name="P14"><text:span text:style-name="T39"><text:tab/><text:tab/>11x = 7 i </text:span><text:span text:style-name="T38">ℤ</text:span><text:span text:style-name="T16">32</text:span><text:span text:style-name="T39"> har lösningen x = 3⋅7 = 21 i </text:span><text:span text:style-name="T38">ℤ</text:span><text:span text:style-name="T16">32</text:span><text:span text:style-name="T39">.</text:span></text:p>
      <text:p text:style-name="P32"/>
      <text:p text:style-name="P14"><text:span text:style-name="T39"><text:tab/><text:tab/>11x = 26 i </text:span><text:span text:style-name="T38">ℤ</text:span><text:span text:style-name="T16">32</text:span><text:span text:style-name="T39"> har lösningen x = 3⋅26 = 14 i </text:span><text:span text:style-name="T38">ℤ</text:span><text:span text:style-name="T16">32</text:span><text:span text:style-name="T39">.</text:span></text:p>
      <text:p text:style-name="P32"/>
      <text:p text:style-name="P32"/>
      <text:p text:style-name="P32"/>
      <text:p text:style-name="P14"><text:span text:style-name="T39">Exempel:<text:tab/>Bestäm 11</text:span><text:span text:style-name="T25">−1</text:span><text:span text:style-name="T39"> i </text:span><text:span text:style-name="T38">ℤ</text:span><text:span text:style-name="T16">47</text:span></text:p>
      <text:p text:style-name="P32"/>
      <text:p text:style-name="P14"><text:span text:style-name="T39"><text:tab/><text:tab/>sgd(11; 47) = 1, så 11</text:span><text:span text:style-name="T25">−1</text:span><text:span text:style-name="T39"> existerar. Vad är den?</text:span></text:p>
      <text:p text:style-name="P32"/>
      <text:p text:style-name="P32"><text:tab/><text:tab/>Euklides' algoritm:</text:p>
      <text:p text:style-name="P32"/>
      <text:p text:style-name="P32"><text:tab/><text:tab/><text:tab/>47 = 4⋅11 + 3</text:p>
      <text:p text:style-name="P32"><text:tab/><text:tab/><text:tab/>11 = 3⋅3 + 2</text:p>
      <text:p text:style-name="P32"><text:tab/><text:tab/><text:tab/>3 = 1⋅2 + 1</text:p>
      <text:p text:style-name="P32"><text:tab/><text:tab/><text:tab/>2 = 2⋅1 + 0</text:p>
      <text:p text:style-name="P32"/>
      <text:p text:style-name="P32"><text:tab/><text:tab/><text:tab/>1 = 3 − 2 = 3 − (11 − 3⋅3) = −11 + 4⋅3 =</text:p>
      <text:p text:style-name="P32"><text:tab/><text:tab/><text:tab/>= −11 + 4(47 − 4⋅11) = 4⋅47 − 17⋅11 =</text:p>
      <text:p text:style-name="P32"><text:tab/><text:tab/><text:tab/>= 4⋅47 − 11⋅47 + 47⋅11 − 17⋅11 =</text:p>
      <text:p text:style-name="P32"><text:tab/><text:tab/><text:tab/>= −7⋅47 + 30⋅11</text:p>
      <text:p text:style-name="P32"/>
      <text:p text:style-name="P14"><text:span text:style-name="T39"><text:tab/><text:tab/><text:tab/>så 11⋅30 = 1 i </text:span><text:span text:style-name="T38">ℤ</text:span><text:span text:style-name="T16">47</text:span><text:span text:style-name="T39">.</text:span></text:p>
      <text:p text:style-name="P32"/>
      <text:p text:style-name="P14"><text:span text:style-name="T39"><text:tab/><text:tab/><text:tab/>11</text:span><text:span text:style-name="T25">−1</text:span><text:span text:style-name="T39"> = 30 i </text:span><text:span text:style-name="T38">ℤ</text:span><text:span text:style-name="T16">47</text:span><text:span text:style-name="T39">.</text:span></text:p>
      <text:p text:style-name="P32"/>
      <text:p text:style-name="P14"><text:span text:style-name="T39"><text:tab/><text:tab/><text:tab/>(Alternativt: <text:s/>11</text:span><text:span text:style-name="T25">−1</text:span><text:span text:style-name="T39"> = −17 = 30 i </text:span><text:span text:style-name="T38">ℤ</text:span><text:span text:style-name="T16">47</text:span><text:span text:style-name="T39">)</text:span></text:p>
      <text:p text:style-name="P47">Den linjära ekvationen</text:p>
      <text:p text:style-name="P33"/>
      <text:p text:style-name="P15"><text:span text:style-name="T40"><text:tab/>ax = b i ℤ</text:span><text:span text:style-name="T17">m</text:span><text:span text:style-name="T40"><text:tab/><text:tab/>(ax ≡ b (mod m))</text:span></text:p>
      <text:p text:style-name="P33"/>
      <text:p text:style-name="P33"><text:tab/>Ekvationen är ekvivalent med den diofantiska<text:span text:style-name="T48"> ekvationen</text:span></text:p>
      <text:p text:style-name="P33"/>
      <text:p text:style-name="P15"><text:span text:style-name="T40"><text:tab/><text:tab/>a</text:span><text:span text:style-name="T6">x</text:span><text:span text:style-name="T40"> − </text:span><text:span text:style-name="T6">k</text:span><text:span text:style-name="T40">m = b</text:span></text:p>
      <text:p text:style-name="P33"/>
      <text:p text:style-name="P33"><text:tab/>så lösningar finns omm sgd(a; m)|b.</text:p>
      <text:p text:style-name="P33"/>
      <text:p text:style-name="P33"/>
      <text:p text:style-name="P33"/>
      <text:p text:style-name="P33"/>
      <text:p text:style-name="P33">Exempel:</text:p>
      <text:p text:style-name="P33"/>
      <text:p text:style-name="P33"><text:tab/>Lös 5x ≡ 4 (mod 11)</text:p>
      <text:p text:style-name="P33"/>
      <text:p text:style-name="P33"/>
      <text:p text:style-name="P15"><text:span text:style-name="T40"><text:tab/></text:span><text:span text:style-name="T40">Euklides':</text:span></text:p>
      <text:p text:style-name="P33"/>
      <text:p text:style-name="P15"><text:span text:style-name="T40"><text:tab/></text:span><text:span text:style-name="T40"><text:tab/></text:span><text:span text:style-name="T41">11 = 2⋅5 + 1</text:span></text:p>
      <text:p text:style-name="P34"><text:tab/><text:tab/>1 = 11 − 2⋅5</text:p>
      <text:p text:style-name="P34"/>
      <text:p text:style-name="P34"><text:tab/>Så 4 = 4⋅11 − 5⋅8 = 4⋅11 − 5⋅11 + 11⋅5 − 8⋅5 = −11 + 3⋅5.</text:p>
      <text:p text:style-name="P34"/>
      <text:p text:style-name="P34"><text:tab/>Och allmän lösning:<text:tab/>x = 3 + q⋅11, q ∈ ℤ</text:p>
      <text:p text:style-name="P34"/>
      <text:p text:style-name="P16"><text:span text:style-name="T41"><text:tab/>Entydig lösning i ℤ</text:span><text:span text:style-name="T18">11</text:span><text:span text:style-name="T41">, ty sgd(5; 11) = 1</text:span></text:p>
      <text:p text:style-name="P34"/>
      <text:p text:style-name="P34"><text:tab/>Alternativt:</text:p>
      <text:p text:style-name="P34"/>
      <text:p text:style-name="P16"><draw:line text:anchor-type="paragraph" draw:z-index="25" draw:style-name="gr1" draw:text-style-name="P51" svg:x1="2.3736in" svg:y1="0.4646in" svg:x2="1.8634in" svg:y2="0.1835in"><text:p/></draw:line><text:span text:style-name="T41"><text:tab/><text:tab/>5x </text:span><text:span text:style-name="T40">≡</text:span><text:span text:style-name="T18">11</text:span><text:span text:style-name="T41"> 4 ⇔ 2 ⋅ 5x </text:span><text:span text:style-name="T40">≡</text:span><text:span text:style-name="T18">11</text:span><text:span text:style-name="T41"> 2⋅4 ⇔ −x </text:span><text:span text:style-name="T40">≡</text:span><text:span text:style-name="T18">11</text:span><text:span text:style-name="T41"> 8 ⇔ x </text:span><text:span text:style-name="T40">≡</text:span><text:span text:style-name="T18">11</text:span><text:span text:style-name="T41"> 3</text:span></text:p>
      <text:p text:style-name="P34"/>
      <text:p text:style-name="P34"><text:tab/><text:tab/><text:tab/><text:tab/><text:tab/>⇐: sgd(2; 11) = 1</text:p>
      <text:p text:style-name="P34"/>
      <text:p text:style-name="P34"/>
      <text:p text:style-name="P34">Exempel:</text:p>
      <text:p text:style-name="P34"/>
      <text:p text:style-name="P16"><text:span text:style-name="T41"><text:tab/>Lös 5x </text:span><text:span text:style-name="T40">≡</text:span><text:span text:style-name="T18">15</text:span><text:span text:style-name="T41"> 7</text:span></text:p>
      <text:p text:style-name="P34"/>
      <text:p text:style-name="P34"/>
      <text:p text:style-name="P34"><text:tab/>Inga lösningar, ty sgd(5; 15) = 5 ∤ 7.</text:p>
      <text:p text:style-name="P34"/>
      <text:p text:style-name="P34"><text:tab/>(15 ∤ 5x − 7, ty 5∤5x − 7)</text:p>
      <text:p text:style-name="P48">Exempel:</text:p>
      <text:p text:style-name="P34"/>
      <text:p text:style-name="P16"><text:span text:style-name="T41"><text:tab/>Lös 5x </text:span><text:span text:style-name="T40">≡</text:span><text:span text:style-name="T18">15</text:span><text:span text:style-name="T41"> 10</text:span></text:p>
      <text:p text:style-name="P34"/>
      <text:p text:style-name="P34"/>
      <text:p text:style-name="P34"><text:tab/>Lösbar ty <text:s/>sgd(5; 15) = 5 | 10</text:p>
      <text:p text:style-name="P34"/>
      <text:p text:style-name="P34"><text:tab/>5x − k⋅15 = 10 ⇔ x −3k = 2 ⇔ x = 3k + 2,<text:tab/>k ∈ ℤ</text:p>
      <text:p text:style-name="P34"/>
      <text:p text:style-name="P34"/>
      <text:p text:style-name="P34"><text:tab/>Allmänt:</text:p>
      <text:p text:style-name="P34"/>
      <text:p text:style-name="P34"><text:tab/><text:tab/>d = sgd(a; m)</text:p>
      <text:p text:style-name="P34"/>
      <text:p text:style-name="P16"><text:span text:style-name="T41"><text:tab/><text:tab/></text:span><text:span text:style-name="T41"><draw:frame draw:style-name="fr2" draw:name="Object11" text:anchor-type="as-char" svg:width="1.3717in" svg:height="0.452in" draw:z-index="26"><draw:object xlink:href="./Object 11" xlink:type="simple" xlink:show="embed" xlink:actuate="onLoad"/><draw:image xlink:href="./ObjectReplacements/Object 11" xlink:type="simple" xlink:show="embed" xlink:actuate="onLoad"/></draw:frame></text:span></text:p>
      <text:p text:style-name="P34"/>
      <text:p text:style-name="P34"/>
      <text:p text:style-name="P34"/>
      <text:p text:style-name="P36">Exempel:</text:p>
      <text:p text:style-name="P17"><text:span text:style-name="T42"><text:tab/>Lös</text:span><text:span text:style-name="T42"><draw:frame draw:style-name="fr5" draw:name="Object12" text:anchor-type="as-char" svg:width="0.8598in" svg:height="0.4354in" draw:z-index="27"><draw:object xlink:href="./Object 12" xlink:type="simple" xlink:show="embed" xlink:actuate="onLoad"/><draw:image xlink:href="./ObjectReplacements/Object 12" xlink:type="simple" xlink:show="embed" xlink:actuate="onLoad"/></draw:frame></text:span><text:span text:style-name="T42">i ℤ</text:span><text:span text:style-name="T19">5</text:span><text:span text:style-name="T42"><text:tab/>(5 (i ℤ</text:span><text:span text:style-name="T19">5</text:span><text:span text:style-name="T42">) är primtal så alla utom 0 är invertabla.)</text:span></text:p>
      <text:p text:style-name="P36"/>
      <text:p text:style-name="P36"><text:tab/>Som vanligt:</text:p>
      <text:p text:style-name="P36"/>
      <text:p text:style-name="P17"><text:span text:style-name="T42"><text:tab/><text:tab/></text:span><text:span text:style-name="T42"><draw:frame draw:style-name="fr2" draw:name="Object13" text:anchor-type="as-char" svg:width="5.2866in" svg:height="0.4571in" draw:z-index="28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6"/>
      <text:p text:style-name="P17"><text:span text:style-name="T42"><text:tab/><text:tab/>så <text:s/></text:span><text:span text:style-name="T42"><draw:frame draw:style-name="fr2" draw:name="Object14" text:anchor-type="as-char" svg:width="0.411in" svg:height="0.4362in" draw:z-index="29"><draw:object xlink:href="./Object 14" xlink:type="simple" xlink:show="embed" xlink:actuate="onLoad"/><draw:image xlink:href="./ObjectReplacements/Object 14" xlink:type="simple" xlink:show="embed" xlink:actuate="onLoad"/></draw:frame></text:span><text:span text:style-name="T42"> <text:s/>i ℤ</text:span><text:span text:style-name="T19">5</text:span><text:span text:style-name="T42">.</text:span></text:p>
      <text:p text:style-name="P36"/>
      <text:p text:style-name="P36"/>
      <text:p text:style-name="P36"/>
      <text:p text:style-name="P36">Notera:<text:tab/>Om sgd(m; n) = 1</text:p>
      <text:p text:style-name="P17"><text:span text:style-name="T42"><text:tab/><text:tab/>a ≡ b (mod mn) </text:span><text:span text:style-name="T41">⇔</text:span><text:span text:style-name="T41"><draw:frame draw:style-name="fr5" draw:name="Object15" text:anchor-type="as-char" svg:width="1.2543in" svg:height="0.4665in" draw:z-index="30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35"/>
      <text:p text:style-name="P17"><text:span text:style-name="T42"><text:tab/><text:tab/>ty:<text:tab/>⇒:<text:tab/></text:span><text:span text:style-name="T42"><draw:frame draw:style-name="fr5" draw:name="Object16" text:anchor-type="as-char" svg:width="2.1528in" svg:height="0.3854in" draw:z-index="31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36"/>
      <text:p text:style-name="P36"><text:tab/><text:tab/><text:tab/>⇐:<text:tab/>m, n | a − b ⇒ a − b = km och</text:p>
      <text:p text:style-name="P36"><text:tab/><text:tab/><text:tab/><text:tab/>n | km ⇒ a − b = km och</text:p>
      <text:p text:style-name="P36"><text:tab/><text:tab/><text:tab/><text:tab/>n | k = qn, det vill säga</text:p>
      <text:p text:style-name="P36"><text:tab/><text:tab/><text:tab/><text:tab/>a − b = qmn.</text:p>
      <text:p text:style-name="P49">Lite mängdlära (matematikens språk)<text:tab/>(2 kap.)</text:p>
      <text:p text:style-name="P36"/>
      <text:p text:style-name="P36"/>
      <text:p text:style-name="P36">Vi kan tänka på mängder som “påsar” med (pekare till) “saker” (element).</text:p>
      <text:p text:style-name="P36"/>
      <text:p text:style-name="P36">Exempel:<text:tab/>A = {Kalle, Olla, Lisa}<text:tab/><text:tab/>(Kalle, Olla, Lisa är mängdes element.)</text:p>
      <text:p text:style-name="P36"/>
      <text:p text:style-name="P17"><text:span text:style-name="T42"><text:tab/><text:tab/>B = </text:span><text:span text:style-name="T42"><draw:frame draw:style-name="fr2" draw:name="Object17" text:anchor-type="as-char" svg:width="1.1925in" svg:height="0.2083in" draw:z-index="32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36"/>
      <text:p text:style-name="P17"><text:span text:style-name="T42"><text:tab/><text:tab/>C = {n | n är ett heltal och n</text:span><text:span text:style-name="T26">2</text:span><text:span text:style-name="T42"> ≡</text:span><text:span text:style-name="T19">4</text:span><text:span text:style-name="T42"> 1} =<text:tab/><text:tab/></text:span><text:span text:style-name="T43">(n ≡</text:span><text:span text:style-name="T44">2</text:span><text:span text:style-name="T43"> 1)</text:span></text:p>
      <text:p text:style-name="P36"><text:tab/><text:tab/>= {udda heltal}</text:p>
      <text:p text:style-name="P36"/>
      <text:p text:style-name="P36"><text:tab/><text:tab/>{⋅ | ⋅⋅⋅}<text:tab/>“mängdbyggaren”</text:p>
      <text:p text:style-name="P36"/>
      <text:p text:style-name="P17"><text:span text:style-name="T42"><text:tab/><text:tab/>∅ = {x | x ≠ x}</text:span><text:span text:style-name="T43"> = {}</text:span><text:span text:style-name="T42"><text:tab/><text:tab/>Den tomma mängden</text:span></text:p>
      <text:p text:style-name="P36"/>
      <text:p text:style-name="P36"/>
      <text:p text:style-name="P36"/>
      <text:p text:style-name="P36"/>
      <text:p text:style-name="P36">Två mängder är lika omm de innehåller samma element.</text:p>
      <text:p text:style-name="P36"/>
      <text:p text:style-name="P36"/>
      <text:p text:style-name="P36"/>
      <text:p text:style-name="P36">{∅} är inte ∅, utan en mängd som innehåller ∅.</text:p>
      <text:p text:style-name="P36"/>
      <text:p text:style-name="P36"/>
      <text:p text:style-name="P36"/>
      <text:p text:style-name="P37">Standardbeteckningar:</text:p>
      <text:p text:style-name="P37"/>
      <text:p text:style-name="P38"><text:tab/>ℤ<text:tab/>= {0, ±1, ±2, …}<text:tab/><text:tab/><text:tab/>heltalen</text:p>
      <text:p text:style-name="P38"/>
      <text:p text:style-name="P18"><text:span text:style-name="T46"><text:tab/>ℕ<text:tab/>= {</text:span><text:span text:style-name="T2">0</text:span><text:span text:style-name="T46">, 1, 2, …}<text:tab/><text:tab/><text:tab/>de naturliga talen</text:span></text:p>
      <text:p text:style-name="P38"/>
      <text:p text:style-name="P18"><text:span text:style-name="T46"><text:tab/>ℤ</text:span><text:span text:style-name="T20">+<text:tab/></text:span><text:span text:style-name="T46">= {</text:span><text:span text:style-name="T2">1</text:span><text:span text:style-name="T46">, 2, …}<text:tab/><text:tab/><text:tab/><text:tab/></text:span><text:span text:style-name="T45">(ℤ⁺ används också)</text:span></text:p>
      <text:p text:style-name="P38"/>
      <text:p text:style-name="P38"><text:tab/>ℚ<text:tab/>= {n÷m | m, n ∈ ℤ, n ≠ 0}<text:tab/>rationella talen</text:p>
      <text:p text:style-name="P38"/>
      <text:p text:style-name="P38"><text:tab/>ℝ<text:tab/>reella talen</text:p>
      <text:p text:style-name="P38"/>
      <text:p text:style-name="P38"><text:tab/>ℂ<text:tab/>complexa talen</text:p>
      <text:p text:style-name="P38"/>
      <text:p text:style-name="P18"><text:span text:style-name="T46"><text:tab/>ℤ</text:span><text:span text:style-name="T20">m<text:tab/></text:span><text:span text:style-name="T46">=</text:span><text:span text:style-name="T47"> {0, 1, 2, …, m − 1}</text:span></text:p>
      <text:p text:style-name="P39"/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nux Biolinum" svg:font-family="'Linux Biolinum'" style:font-pitch="variable"/>
    <style:font-face style:name="Linux Libertine" svg:font-family="'Linux Libertine'" style:font-adornments="Bold" style:font-pitch="variable"/>
    <style:font-face style:name="Linux Libertine1" svg:font-family="'Linux Libertine'" style:font-adornments="Bold Italic" style:font-pitch="variable"/>
    <style:font-face style:name="Linux Libertine3" svg:font-family="'Linux Libertine'" style:font-adornments="Italic" style:font-pitch="variable"/>
    <style:font-face style:name="Linux Libertine2" svg:font-family="'Linux Libertine'" style:font-adornments="Regular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heads_20_1" draw:display-name="Arrowheads 1" svg:viewBox="0 0 1131 1580" svg:d="m1013 1491 118 89-567-1580-564 1580 114-85 136-68 148-46 161-17 161 13 153 46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size="10pt" style:font-size-asian="10.5pt"/>
    </style:style>
    <style:style style:name="Heading" style:family="paragraph" style:parent-style-name="Standard" style:next-style-name="Text_20_body" style:auto-update="true" style:class="text">
      <style:paragraph-properties fo:margin-top="0.1665in" fo:margin-bottom="0.0835in" fo:text-align="center" style:justify-single-word="false" style:shadow="none" fo:keep-with-next="always">
        <style:tab-stops/>
      </style:paragraph-properties>
      <style:text-properties style:font-name="Linux Biolinum" fo:font-size="36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style:paragraph-properties fo:margin-left="0in" fo:margin-right="0in" fo:text-align="start" style:justify-single-word="false" fo:text-indent="0in" style:auto-text-indent="false" style:page-number="auto">
        <style:tab-stops/>
      </style:paragraph-properties>
      <style:text-properties style:font-name="Linux Libertine" fo:font-size="20pt" fo:font-style="normal" fo:font-weight="bold" style:font-size-asian="16.1000003814697pt" style:font-weight-asian="bold" style:font-size-complex="16.1000003814697pt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" fo:font-size="18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8pt" fo:font-style="italic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style:paragraph-properties fo:margin-left="0in" fo:margin-right="0in" fo:text-align="start" style:justify-single-word="false" fo:text-indent="0in" style:auto-text-indent="false"/>
      <style:text-properties style:font-name="Linux Libertine1" fo:font-size="16pt" fo:font-style="normal" fo:font-weight="bold" style:font-size-asian="85%" style:font-style-asian="italic" style:font-weight-asian="normal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 style:master-page-name="">
      <style:paragraph-properties fo:margin-left="0in" fo:margin-right="0in" fo:text-align="start" style:justify-single-word="false" fo:text-indent="0in" style:auto-text-indent="false" style:page-number="auto"/>
      <style:text-properties style:font-name="Linux Libertine1" fo:font-size="16pt" fo:font-style="italic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margin-left="0in" fo:margin-right="0in" fo:text-align="start" style:justify-single-word="false" fo:text-indent="0in" style:auto-text-indent="false"/>
      <style:text-properties style:font-name="Linux Libertine2" fo:font-size="16pt" fo:font-weight="normal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6pt" fo:font-style="italic" fo:font-weight="normal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margin-left="0in" fo:margin-right="0in" fo:text-align="start" style:justify-single-word="false" fo:text-indent="0in" style:auto-text-indent="false"/>
      <style:text-properties style:font-name="Linux Libertine3" fo:font-size="15pt" fo:font-style="italic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margin-left="0in" fo:margin-right="0in" fo:text-align="start" style:justify-single-word="false" fo:text-indent="0in" style:auto-text-indent="false"/>
      <style:text-properties style:font-name="Linux Libertine" fo:font-size="14pt" fo:font-weight="normal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th_20_text" style:display-name="Math text" style:family="paragraph" style:class="text" style:master-page-name="">
      <style:paragraph-properties style:page-number="auto" fo:background-color="transparent" style:shadow="none">
        <style:tab-stops/>
        <style:background-image/>
      </style:paragraph-properties>
      <style:text-properties style:font-name="DejaVu Sans" style:font-size-asian="10.5pt"/>
    </style:style>
    <style:style style:name="User_20_Index_20_10" style:display-name="User Index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Page_20_Number" style:display-name="Page Number" style:family="text"/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0.5pt" style:font-size-complex="12pt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First_20_Page" style:display-name="First Page" style:page-layout-name="Mpm1" style:next-style-name="Standard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ttias </meta:initial-creator>
    <meta:creation-date>2010-12-08T11:05:13</meta:creation-date>
    <dc:date>2011-03-01T16:41:51</dc:date>
    <dc:creator>Mattias </dc:creator>
    <meta:editing-duration>PT24H33M34S</meta:editing-duration>
    <meta:editing-cycles>54</meta:editing-cycles>
    <meta:generator>OpenOffice.org/3.2$Linux OpenOffice.org_project/320m19$Build-9505</meta:generator>
    <meta:document-statistic meta:table-count="0" meta:image-count="2" meta:object-count="17" meta:page-count="9" meta:paragraph-count="182" meta:word-count="1371" meta:character-count="5282"/>
  </office:meta>
</office:document-meta>
</file>

<file path=Object 1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i mathvariant="normal">x</mi>
                <mi mathvariant="normal">=</mi>
                <mi mathvariant="normal">a</mi>
              </mrow>
              <mrow>
                <mfrac>
                  <mi mathvariant="normal">c</mi>
                  <mi mathvariant="normal">d</mi>
                </mfrac>
                <mo stretchy="false">+</mo>
                <mi mathvariant="normal">q</mi>
              </mrow>
              <mfrac>
                <mi mathvariant="normal">n</mi>
                <mi mathvariant="normal">d</mi>
              </mfrac>
            </mrow>
          </mtd>
        </mtr>
        <mtr>
          <mtd>
            <mrow>
              <mrow>
                <mi mathvariant="normal">y</mi>
                <mi mathvariant="normal">=</mi>
                <mi mathvariant="normal">b</mi>
              </mrow>
              <mrow>
                <mfrac>
                  <mi mathvariant="normal">c</mi>
                  <mi mathvariant="normal">d</mi>
                </mfrac>
                <mi mathvariant="normal">−</mi>
                <mi mathvariant="normal">q</mi>
              </mrow>
              <mfrac>
                <mi mathvariant="normal">m</mi>
                <mi mathvariant="normal">d</mi>
              </mfrac>
            </mrow>
          </mtd>
        </mtr>
      </mtable>
    </mrow>
    <annotation encoding="StarMath 5.0">left lbrace stack{
  x = a{c over d} + q{n over d}
# y = b{c over d} - q{m over d}
} right none</annotation>
  </semantics>
</math>
</file>

<file path=Object 10/content.xml><?xml version="1.0" encoding="utf-8"?>
<math xmlns="http://www.w3.org/1998/Math/MathML">
  <semantics>
    <mfenced open="" close="">
      <mrow>
        <mtable>
          <mtr>
            <mtd>
              <mtext>“</mtext>
            </mtd>
          </mtr>
          <mtr>
            <mtd>
              <mtext/>
            </mtd>
          </mtr>
        </mtable>
        <mi/>
        <mrow>
          <mfrac>
            <mn>1</mn>
            <mn>11</mn>
          </mfrac>
          <mi mathvariant="normal">=</mi>
          <mn>3</mn>
        </mrow>
        <mi/>
        <mtable>
          <mtr>
            <mtd>
              <mtext>”</mtext>
            </mtd>
          </mtr>
          <mtr>
            <mtd>
              <mtext/>
            </mtd>
          </mtr>
        </mtable>
      </mrow>
    </mfenced>
    <annotation encoding="StarMath 5.0">left (binom{"“"}{""}` {1 over 11} = 3 `binom{"”"}{""} right )</annotation>
  </semantics>
</math>
</file>

<file path=Object 11/content.xml><?xml version="1.0" encoding="utf-8"?>
<math xmlns="http://www.w3.org/1998/Math/MathML">
  <semantics>
    <mrow>
      <mfrac>
        <mi mathvariant="normal">a</mi>
        <mi mathvariant="normal">d</mi>
      </mfrac>
      <mi mathvariant="normal">x</mi>
      <mi mathvariant="normal">≡</mi>
      <mfrac>
        <mi mathvariant="normal">b</mi>
        <mi mathvariant="normal">d</mi>
      </mfrac>
      <mi/>
      <mfenced open="" close="">
        <mrow>
          <mi>mod</mi>
          <mfrac>
            <mi mathvariant="normal">m</mi>
            <mi mathvariant="normal">d</mi>
          </mfrac>
        </mrow>
      </mfenced>
    </mrow>
    <annotation encoding="StarMath 5.0">{a over d}x ≡ {b over d} ~ left ( mod {m over d} right )</annotation>
  </semantics>
</math>
</file>

<file path=Object 12/content.xml><?xml version="1.0" encoding="utf-8"?>
<math xmlns="http://www.w3.org/1998/Math/MathML">
  <semantics>
    <mrow>
      <mi stretchy="true" mathvariant="normal">{</mi>
      <mtable>
        <mtr>
          <mtd>
            <mrow>
              <mrow>
                <mn>2x</mn>
                <mo stretchy="false">+</mo>
                <mn>3y</mn>
              </mrow>
              <mi mathvariant="normal">=</mi>
              <mn>2</mn>
            </mrow>
          </mtd>
        </mtr>
        <mtr>
          <mtd>
            <mrow>
              <mrow>
                <mn>4x</mn>
                <mo stretchy="false">+</mo>
                <mn>2y</mn>
              </mrow>
              <mi mathvariant="normal">=</mi>
              <mn>1</mn>
            </mrow>
          </mtd>
        </mtr>
      </mtable>
    </mrow>
    <annotation encoding="StarMath 5.0">left lbrace stack{
  2x + 3y = 2
# 4x + 2y = 1
} right none</annotation>
  </semantics>
</math>
</file>

<file path=Object 13/content.xml><?xml version="1.0" encoding="utf-8"?>
<math xmlns="http://www.w3.org/1998/Math/MathML">
  <semantics>
    <mrow>
      <mfenced open="" close="">
        <mrow>
          <mrow>
            <mtable>
              <mtr>
                <mtd>
                  <mn>2</mn>
                </mtd>
                <mtd>
                  <mn>3</mn>
                </mtd>
              </mtr>
              <mtr>
                <mtd>
                  <mn>4</mn>
                </mtd>
                <mtd>
                  <mn>2</mn>
                </mtd>
              </mtr>
            </mtable>
            <mi/>
          </mrow>
          <mi mathvariant="normal">∣</mi>
          <mrow>
            <mi/>
            <mtable>
              <mtr>
                <mtd>
                  <mn>2</mn>
                </mtd>
              </mtr>
              <mtr>
                <mtd>
                  <mn>1</mn>
                </mtd>
              </mtr>
            </mtable>
          </mrow>
        </mrow>
      </mfenced>
      <mi/>
      <mover accent="true">
        <mrow>
          <mi>r2</mi>
          <mi mathvariant="normal">−</mi>
          <mn>3</mn>
          <mi mathvariant="normal">⋅</mi>
          <mi>r1</mi>
        </mrow>
        <mo stretchy="false">˜</mo>
      </mover>
      <mi/>
      <mfenced open="" close="">
        <mrow>
          <mrow>
            <mtable>
              <mtr>
                <mtd>
                  <mn>2</mn>
                </mtd>
                <mtd>
                  <mn>3</mn>
                </mtd>
              </mtr>
              <mtr>
                <mtd>
                  <mn>0</mn>
                </mtd>
                <mtd>
                  <mn>1</mn>
                </mtd>
              </mtr>
            </mtable>
            <mi/>
          </mrow>
          <mi mathvariant="normal">∣</mi>
          <mrow>
            <mi/>
            <mtable>
              <mtr>
                <mtd>
                  <mn>2</mn>
                </mtd>
              </mtr>
              <mtr>
                <mtd>
                  <mn>2</mn>
                </mtd>
              </mtr>
            </mtable>
          </mrow>
        </mrow>
      </mfenced>
      <mi/>
      <mover accent="true">
        <mrow>
          <mi>r1</mi>
          <mi mathvariant="normal">−</mi>
          <mn>2</mn>
          <mi mathvariant="normal">⋅</mi>
          <mi>r2</mi>
        </mrow>
        <mo stretchy="false">˜</mo>
      </mover>
      <mi/>
      <mfenced open="" close="">
        <mrow>
          <mrow>
            <mtable>
              <mtr>
                <mtd>
                  <mn>2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  <mi/>
          </mrow>
          <mi mathvariant="normal">∣</mi>
          <mrow>
            <mi/>
            <mtable>
              <mtr>
                <mtd>
                  <mn>1</mn>
                </mtd>
              </mtr>
              <mtr>
                <mtd>
                  <mn>2</mn>
                </mtd>
              </mtr>
            </mtable>
          </mrow>
        </mrow>
      </mfenced>
      <mi/>
      <mover accent="true">
        <mrow>
          <mn>3</mn>
          <mi mathvariant="normal">⋅</mi>
          <mi>r1</mi>
        </mrow>
        <mo stretchy="false">˜</mo>
      </mover>
      <mi/>
      <mfenced open="" close="">
        <mrow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  <mi/>
          </mrow>
          <mi mathvariant="normal">∣</mi>
          <mrow>
            <mi/>
            <mtable>
              <mtr>
                <mtd>
                  <mn>3</mn>
                </mtd>
              </mtr>
              <mtr>
                <mtd>
                  <mn>2</mn>
                </mtd>
              </mtr>
            </mtable>
          </mrow>
        </mrow>
      </mfenced>
    </mrow>
    <annotation encoding="StarMath 5.0">left ( matrix{2 # 3 ## 4 # 2} ``mline`` matrix{2 ## 1} right ) ~ widetilde {r2 − 3⋅r1} ~
left ( matrix{2 # 3 ## 0 # 1} ``mline`` matrix{2 ## 2} right ) ~ widetilde {r1 − 2⋅r2} ~
left ( matrix{2 # 0 ## 0 # 1} ``mline`` matrix{1 ## 2} right ) ~ widetilde {3⋅r1} ~
left ( matrix{1 # 0 ## 0 # 1} ``mline`` matrix{3 ## 2} right )</annotation>
  </semantics>
</math>
</file>

<file path=Object 14/content.xml><?xml version="1.0" encoding="utf-8"?>
<math xmlns="http://www.w3.org/1998/Math/MathML">
  <semantics>
    <mrow>
      <mi stretchy="true" mathvariant="normal">{</mi>
      <mtable>
        <mtr>
          <mtd>
            <mrow>
              <mi mathvariant="normal">x</mi>
              <mi mathvariant="normal">=</mi>
              <mn>3</mn>
            </mrow>
          </mtd>
        </mtr>
        <mtr>
          <mtd>
            <mrow>
              <mi mathvariant="normal">y</mi>
              <mi mathvariant="normal">=</mi>
              <mn>2</mn>
            </mrow>
          </mtd>
        </mtr>
      </mtable>
    </mrow>
    <annotation encoding="StarMath 5.0">left lbrace stack{x = 3 # y = 2} right none</annotation>
  </semantics>
</math>
</file>

<file path=Object 15/content.xml><?xml version="1.0" encoding="utf-8"?>
<math xmlns="http://www.w3.org/1998/Math/MathML">
  <semantics>
    <mrow>
      <mi stretchy="true" mathvariant="normal">{</mi>
      <mtable>
        <mtr>
          <mtd>
            <mrow>
              <mi mathvariant="normal">a</mi>
              <mi mathvariant="normal">≡</mi>
              <mi mathvariant="normal">b</mi>
            </mrow>
          </mtd>
          <mtd>
            <mrow>
              <mo stretchy="false">(</mo>
              <mrow>
                <mi>mod</mi>
                <mi mathvariant="normal">m</mi>
              </mrow>
              <mo stretchy="false">)</mo>
            </mrow>
          </mtd>
        </mtr>
        <mtr>
          <mtd>
            <mrow>
              <mi mathvariant="normal">a</mi>
              <mi mathvariant="normal">≡</mi>
              <mi mathvariant="normal">b</mi>
            </mrow>
          </mtd>
          <mtd>
            <mrow>
              <mo stretchy="false">(</mo>
              <mrow>
                <mi>mod</mi>
                <mi mathvariant="normal">n</mi>
              </mrow>
              <mo stretchy="false">)</mo>
            </mrow>
          </mtd>
        </mtr>
      </mtable>
    </mrow>
    <annotation encoding="StarMath 5.0">left lbrace matrix{
   a ≡ b # (mod m)
## a ≡ b # (mod n)
} right none</annotation>
  </semantics>
</math>
</file>

<file path=Object 16/content.xml><?xml version="1.0" encoding="utf-8"?>
<math xmlns="http://www.w3.org/1998/Math/MathML">
  <semantics>
    <mrow>
      <mrow>
        <mi>mn</mi>
        <mi mathvariant="normal">∣</mi>
        <munder>
          <munder>
            <mrow>
              <mi mathvariant="normal">n</mi>
              <mi mathvariant="normal">−</mi>
              <mi mathvariant="normal">b</mi>
            </mrow>
            <mo stretchy="false"></mo>
          </munder>
          <mrow>
            <mtext/>
            <mi mathvariant="normal">=</mi>
            <mi>hmn</mi>
          </mrow>
        </munder>
      </mrow>
      <mi/>
      <mi mathvariant="normal">⇒</mi>
      <mi/>
      <mrow>
        <mrow>
          <mi mathvariant="normal">m</mi>
          <mi mathvariant="normal">,</mi>
          <mi/>
          <mi mathvariant="normal">n</mi>
        </mrow>
        <mi mathvariant="normal">∣</mi>
        <munder>
          <munder>
            <mrow>
              <mi mathvariant="normal">a</mi>
              <mi mathvariant="normal">−</mi>
              <mi mathvariant="normal">b</mi>
            </mrow>
            <mo stretchy="false"></mo>
          </munder>
          <mrow>
            <mrow>
              <mo stretchy="false">(</mo>
              <mi>hn</mi>
              <mo stretchy="false">)</mo>
            </mrow>
            <mi mathvariant="normal">m</mi>
            <mi mathvariant="normal">−</mi>
            <mrow>
              <mo stretchy="false">(</mo>
              <mi>hm</mi>
              <mo stretchy="false">)</mo>
            </mrow>
            <mi mathvariant="normal">n</mi>
          </mrow>
        </munder>
      </mrow>
    </mrow>
    <annotation encoding="StarMath 5.0">mn divides {{n − b} underbrace {"" = hmn}} ~drarrow~ {m,`n} divides {{a − b} underbrace {(hn)m − (hm)n}}</annotation>
  </semantics>
</math>
</file>

<file path=Object 17/content.xml><?xml version="1.0" encoding="utf-8"?>
<math xmlns="http://www.w3.org/1998/Math/MathML">
  <semantics>
    <mrow>
      <mtext>{</mtext>
      <msqrt>
        <mn>2</mn>
      </msqrt>
      <mi mathvariant="normal">,</mi>
      <mi/>
      <mi mathvariant="normal">c</mi>
      <mi mathvariant="normal">,</mi>
      <mi/>
      <mi mathvariant="normal">−</mi>
      <mn>7,</mn>
      <mi/>
      <mi mathvariant="normal">i</mi>
      <mtext>}</mtext>
    </mrow>
    <annotation encoding="StarMath 5.0">"{" sqrt{2},`c,`−7, ` i "}"</annotation>
  </semantics>
</math>
</file>

<file path=Object 2/content.xml><?xml version="1.0" encoding="utf-8"?>
<math xmlns="http://www.w3.org/1998/Math/MathML">
  <semantics>
    <mrow>
      <mi>sgd</mi>
      <mfenced open="" close="">
        <mrow>
          <msubsup>
            <mi mathvariant="normal">p</mi>
            <mn>1</mn>
            <mstyle mathsize="125%">
              <mrow>
                <msub>
                  <mi mathvariant="normal">s</mi>
                  <mn>1</mn>
                </msub>
              </mrow>
            </mstyle>
          </msubsup>
          <msubsup>
            <mi mathvariant="normal">p</mi>
            <mn>2</mn>
            <mstyle mathsize="125%">
              <mrow>
                <msub>
                  <mi mathvariant="normal">s</mi>
                  <mn>2</mn>
                </msub>
              </mrow>
            </mstyle>
          </msubsup>
          <mi mathvariant="normal">⋯</mi>
          <msubsup>
            <mi mathvariant="normal">p</mi>
            <mi mathvariant="normal">k</mi>
            <mstyle mathsize="125%">
              <mrow>
                <msub>
                  <mi mathvariant="normal">s</mi>
                  <mi mathvariant="normal">k</mi>
                </msub>
              </mrow>
            </mstyle>
          </msubsup>
          <mi mathvariant="normal">;</mi>
          <mi/>
          <msubsup>
            <mi mathvariant="normal">p</mi>
            <mn>1</mn>
            <mstyle mathsize="125%">
              <mrow>
                <msub>
                  <mi mathvariant="normal">t</mi>
                  <mn>1</mn>
                </msub>
              </mrow>
            </mstyle>
          </msubsup>
          <msubsup>
            <mi mathvariant="normal">p</mi>
            <mn>2</mn>
            <mstyle mathsize="125%">
              <mrow>
                <msub>
                  <mi mathvariant="normal">t</mi>
                  <mn>2</mn>
                </msub>
              </mrow>
            </mstyle>
          </msubsup>
          <mi mathvariant="normal">⋯</mi>
          <msubsup>
            <mi mathvariant="normal">p</mi>
            <mi mathvariant="normal">k</mi>
            <mstyle mathsize="125%">
              <mrow>
                <msub>
                  <mi mathvariant="normal">t</mi>
                  <mi mathvariant="normal">k</mi>
                </msub>
              </mrow>
            </mstyle>
          </msubsup>
        </mrow>
      </mfenced>
      <mrow>
        <mi/>
        <mi mathvariant="normal">=</mi>
        <mi/>
      </mrow>
      <msubsup>
        <mi mathvariant="normal">p</mi>
        <mn>1</mn>
        <mstyle mathsize="125%">
          <mrow>
            <mrow>
              <mi>min</mi>
              <mrow>
                <mo stretchy="false">(</mo>
                <mrow>
                  <msub>
                    <mi mathvariant="normal">s</mi>
                    <mn>1</mn>
                  </msub>
                  <mi mathvariant="normal">;</mi>
                  <mi/>
                  <msub>
                    <mi mathvariant="normal">t</mi>
                    <mn>1</mn>
                  </msub>
                </mrow>
                <mo stretchy="false">)</mo>
              </mrow>
            </mrow>
          </mrow>
        </mstyle>
      </msubsup>
      <msubsup>
        <mi mathvariant="normal">p</mi>
        <mn>2</mn>
        <mstyle mathsize="125%">
          <mrow>
            <mrow>
              <mi>min</mi>
              <mrow>
                <mo stretchy="false">(</mo>
                <mrow>
                  <msub>
                    <mi mathvariant="normal">s</mi>
                    <mn>2</mn>
                  </msub>
                  <mi mathvariant="normal">;</mi>
                  <mi/>
                  <msub>
                    <mi mathvariant="normal">t</mi>
                    <mn>2</mn>
                  </msub>
                </mrow>
                <mo stretchy="false">)</mo>
              </mrow>
            </mrow>
          </mrow>
        </mstyle>
      </msubsup>
      <mi mathvariant="normal">⋯</mi>
      <msubsup>
        <mi mathvariant="normal">p</mi>
        <mi mathvariant="normal">k</mi>
        <mstyle mathsize="125%">
          <mrow>
            <mrow>
              <mi>min</mi>
              <mrow>
                <mo stretchy="false">(</mo>
                <mrow>
                  <msub>
                    <mi mathvariant="normal">s</mi>
                    <mi mathvariant="normal">k</mi>
                  </msub>
                  <mi mathvariant="normal">;</mi>
                  <mi/>
                  <msub>
                    <mi mathvariant="normal">t</mi>
                    <mi mathvariant="normal">k</mi>
                  </msub>
                </mrow>
                <mo stretchy="false">)</mo>
              </mrow>
            </mrow>
          </mrow>
        </mstyle>
      </msubsup>
    </mrow>
    <annotation encoding="StarMath 5.0">sgd left (
{p sub 1 sup {size *1.25 s_1}}
{p sub 2 sup {size *1.25 s_2}}
dotsaxis
{p sub k sup {size *1.25 s_k}}
;~
{p sub 1 sup {size *1.25 t_1}}
{p sub 2 sup {size *1.25 t_2}}
dotsaxis
{p sub k sup {size *1.25 t_k}}
right ) ~=~
p sub 1 sup {size *1.25 {min(s_1;`t_1)}}
p sub 2 sup {size *1.25 {min(s_2;`t_2)}}
dotsaxis
p sub k sup {size *1.25 {min(s_k;`t_k)}}</annotation>
  </semantics>
</math>
</file>

<file path=Object 3/content.xml><?xml version="1.0" encoding="utf-8"?>
<math xmlns="http://www.w3.org/1998/Math/MathML">
  <semantics>
    <mfenced open="" close="">
      <mrow>
        <mtext>Det gäller att  </mtext>
        <mrow>
          <mrow>
            <munder>
              <mi mathvariant="normal">∑</mi>
              <mrow>
                <mi mathvariant="normal">p</mi>
                <mi mathvariant="normal">∈</mi>
                <mi mathvariant="normal">ℙ</mi>
              </mrow>
            </munder>
            <mfrac>
              <mn>1</mn>
              <mi mathvariant="normal">p</mi>
            </mfrac>
          </mrow>
          <mrow>
            <mi/>
            <mi mathvariant="normal">=</mi>
            <mi/>
          </mrow>
          <mi mathvariant="normal">∞</mi>
        </mrow>
      </mrow>
    </mfenced>
    <annotation encoding="StarMath 5.0">left ( "Det gäller att  " {sum from {p ∈ ℙ} {1 over p} `=` infinity} right )</annotation>
  </semantics>
</math>
</file>

<file path=Object 4/content.xml><?xml version="1.0" encoding="utf-8"?>
<math xmlns="http://www.w3.org/1998/Math/MathML">
  <semantics>
    <mrow>
      <mtable>
        <mtr>
          <mtd>
            <mtext>+</mtext>
          </mtd>
          <mtd>
            <mi mathvariant="normal">j</mi>
          </mtd>
          <mtd>
            <mi mathvariant="normal">u</mi>
          </mtd>
        </mtr>
        <mtr>
          <mtd>
            <mi mathvariant="normal">j</mi>
          </mtd>
          <mtd>
            <mi mathvariant="normal">j</mi>
          </mtd>
          <mtd>
            <mi mathvariant="normal">u</mi>
          </mtd>
        </mtr>
        <mtr>
          <mtd>
            <mi mathvariant="normal">u</mi>
          </mtd>
          <mtd>
            <mi mathvariant="normal">u</mi>
          </mtd>
          <mtd>
            <mi mathvariant="normal">j</mi>
          </mtd>
        </mtr>
      </mtable>
      <mi/>
      <mtable>
        <mtr>
          <mtd>
            <mtext>⋅</mtext>
          </mtd>
          <mtd>
            <mi mathvariant="normal">j</mi>
          </mtd>
          <mtd>
            <mi mathvariant="normal">u</mi>
          </mtd>
        </mtr>
        <mtr>
          <mtd>
            <mi mathvariant="normal">j</mi>
          </mtd>
          <mtd>
            <mi mathvariant="normal">j</mi>
          </mtd>
          <mtd>
            <mi mathvariant="normal">j</mi>
          </mtd>
        </mtr>
        <mtr>
          <mtd>
            <mi mathvariant="normal">u</mi>
          </mtd>
          <mtd>
            <mi mathvariant="normal">j</mi>
          </mtd>
          <mtd>
            <mi mathvariant="normal">u</mi>
          </mtd>
        </mtr>
      </mtable>
    </mrow>
    <annotation encoding="StarMath 5.0">matrix {"+" # j # u ## j # j # u ## u # u # j}	~~~~	~~~~	~~~~
matrix {"⋅" # j # u ## j # j # j ## u # j # u}</annotation>
  </semantics>
</math>
</file>

<file path=Object 5/content.xml><?xml version="1.0" encoding="utf-8"?>
<math xmlns="http://www.w3.org/1998/Math/MathML">
  <semantics>
    <mover>
      <mi mathvariant="normal">⇔</mi>
      <mtext>def</mtext>
    </mover>
    <annotation encoding="StarMath 5.0">dlrarrow csup "def"</annotation>
  </semantics>
</math>
</file>

<file path=Object 6/content.xml><?xml version="1.0" encoding="utf-8"?>
<math xmlns="http://www.w3.org/1998/Math/MathML">
  <semantics>
    <mtable>
      <mtr>
        <mtd>
          <mtext>+</mtext>
        </mtd>
        <mtd>
          <mn>0</mn>
        </mtd>
        <mtd>
          <mn>1</mn>
        </mtd>
        <mtd>
          <mn>2</mn>
        </mtd>
      </mtr>
      <mtr>
        <mtd>
          <mn>0</mn>
        </mtd>
        <mtd>
          <mn>0</mn>
        </mtd>
        <mtd>
          <mn>1</mn>
        </mtd>
        <mtd>
          <mn>2</mn>
        </mtd>
      </mtr>
      <mtr>
        <mtd>
          <mn>1</mn>
        </mtd>
        <mtd>
          <mn>1</mn>
        </mtd>
        <mtd>
          <mn>2</mn>
        </mtd>
        <mtd>
          <mn>0</mn>
        </mtd>
      </mtr>
      <mtr>
        <mtd>
          <mn>2</mn>
        </mtd>
        <mtd>
          <mn>2</mn>
        </mtd>
        <mtd>
          <mn>0</mn>
        </mtd>
        <mtd>
          <mn>1</mn>
        </mtd>
      </mtr>
    </mtable>
    <annotation encoding="StarMath 5.0">matrix{"+" # 0 # 1 # 2 ## 0 # 0 # 1 # 2 ## 1 # 1 # 2 # 0 ## 2 # 2 # 0 # 1}</annotation>
  </semantics>
</math>
</file>

<file path=Object 7/content.xml><?xml version="1.0" encoding="utf-8"?>
<math xmlns="http://www.w3.org/1998/Math/MathML">
  <semantics>
    <mtable>
      <mtr>
        <mtd>
          <mtext>⋅</mtext>
        </mtd>
        <mtd>
          <mn>0</mn>
        </mtd>
        <mtd>
          <mn>1</mn>
        </mtd>
        <mtd>
          <mn>2</mn>
        </mtd>
      </mtr>
      <mtr>
        <mtd>
          <mn>0</mn>
        </mtd>
        <mtd>
          <mn>0</mn>
        </mtd>
        <mtd>
          <mn>0</mn>
        </mtd>
        <mtd>
          <mn>0</mn>
        </mtd>
      </mtr>
      <mtr>
        <mtd>
          <mn>1</mn>
        </mtd>
        <mtd>
          <mn>0</mn>
        </mtd>
        <mtd>
          <mn>1</mn>
        </mtd>
        <mtd>
          <mn>2</mn>
        </mtd>
      </mtr>
      <mtr>
        <mtd>
          <mn>2</mn>
        </mtd>
        <mtd>
          <mn>0</mn>
        </mtd>
        <mtd>
          <mn>2</mn>
        </mtd>
        <mtd>
          <mn>1</mn>
        </mtd>
      </mtr>
    </mtable>
    <annotation encoding="StarMath 5.0">matrix{"⋅" # 0 # 1 # 2 ## 0 # 0 # 0 # 0 ## 1 # 0 # 1 # 2 ## 2 # 0 # 2 # 1}</annotation>
  </semantics>
</math>
</file>

<file path=Object 8/content.xml><?xml version="1.0" encoding="utf-8"?>
<math xmlns="http://www.w3.org/1998/Math/MathML">
  <semantics>
    <mtable>
      <mtr>
        <mtd>
          <mtext>⋅</mtext>
        </mtd>
        <mtd>
          <mn>0</mn>
        </mtd>
        <mtd>
          <mn>1</mn>
        </mtd>
        <mtd>
          <mn>2</mn>
        </mtd>
        <mtd>
          <mn>3</mn>
        </mtd>
      </mtr>
      <mtr>
        <mtd>
          <mn>0</mn>
        </mtd>
        <mtd>
          <mn>0</mn>
        </mtd>
        <mtd>
          <mn>0</mn>
        </mtd>
        <mtd>
          <mn>0</mn>
        </mtd>
        <mtd>
          <mn>0</mn>
        </mtd>
      </mtr>
      <mtr>
        <mtd>
          <mn>1</mn>
        </mtd>
        <mtd>
          <mn>0</mn>
        </mtd>
        <mtd>
          <mn>1</mn>
        </mtd>
        <mtd>
          <mn>2</mn>
        </mtd>
        <mtd>
          <mn>3</mn>
        </mtd>
      </mtr>
      <mtr>
        <mtd>
          <mn>2</mn>
        </mtd>
        <mtd>
          <mn>0</mn>
        </mtd>
        <mtd>
          <mn>2</mn>
        </mtd>
        <mtd>
          <mn>0</mn>
        </mtd>
        <mtd>
          <mn>2</mn>
        </mtd>
      </mtr>
      <mtr>
        <mtd>
          <mn>3</mn>
        </mtd>
        <mtd>
          <mn>0</mn>
        </mtd>
        <mtd>
          <mn>3</mn>
        </mtd>
        <mtd>
          <mn>2</mn>
        </mtd>
        <mtd>
          <mn>1</mn>
        </mtd>
      </mtr>
    </mtable>
    <annotation encoding="StarMath 5.0">matrix{"⋅" # 0 # 1 # 2 # 3 ## 0 # 0 # 0 # 0 # 0 ## 1 # 0 # 1 # 2 # 3 ## 2 # 0 # 2 # 0 # 2 ## 3 # 0 # 3 # 2 # 1}</annotation>
  </semantics>
</math>
</file>

<file path=Object 9/content.xml><?xml version="1.0" encoding="utf-8"?>
<math xmlns="http://www.w3.org/1998/Math/MathML">
  <semantics>
    <mrow>
      <mrow>
        <msup>
          <mn>5</mn>
          <mn>380</mn>
        </msup>
        <mi mathvariant="normal">=</mi>
        <mrow>
          <mo stretchy="false">(</mo>
          <mrow>
            <mrow>
              <mo stretchy="false">(</mo>
              <mrow>
                <mrow>
                  <mo stretchy="false">(</mo>
                  <mrow>
                    <mi mathvariant="normal">⋯</mi>
                    <mrow>
                      <mo stretchy="false">(</mo>
                      <mrow>
                        <mrow>
                          <mo stretchy="false">(</mo>
                          <mrow>
                            <mn>1</mn>
                            <mi mathvariant="normal">⋅</mi>
                            <mover>
                              <mn>5</mn>
                              <mn>1</mn>
                            </mover>
                          </mrow>
                          <mo stretchy="false">)</mo>
                        </mrow>
                        <mrow>
                          <mn>²</mn>
                          <mi mathvariant="normal">⋅</mi>
                          <mover>
                            <mn>1</mn>
                            <mn>0</mn>
                          </mover>
                        </mrow>
                      </mrow>
                      <mo stretchy="false">)</mo>
                    </mrow>
                    <mrow>
                      <mn>²</mn>
                      <mi mathvariant="normal">⋅</mi>
                      <mover>
                        <mn>5</mn>
                        <mn>1</mn>
                      </mover>
                    </mrow>
                  </mrow>
                  <mo stretchy="false">)</mo>
                </mrow>
                <mn>²</mn>
                <mrow>
                  <mi mathvariant="normal">⋯</mi>
                  <mi mathvariant="normal">⋅</mi>
                  <mover>
                    <mn>5</mn>
                    <mn>1</mn>
                  </mover>
                </mrow>
              </mrow>
              <mo stretchy="false">)</mo>
            </mrow>
            <mrow>
              <mn>²</mn>
              <mi mathvariant="normal">⋅</mi>
              <mover>
                <mn>1</mn>
                <mn>0</mn>
              </mover>
            </mrow>
          </mrow>
          <mo stretchy="false">)</mo>
        </mrow>
      </mrow>
      <mrow>
        <mn>²</mn>
        <mi mathvariant="normal">⋅</mi>
        <mover>
          <mn>1</mn>
          <mn>0</mn>
        </mover>
      </mrow>
    </mrow>
    <annotation encoding="StarMath 5.0">5^380 = ((( dotsaxis ((
1 cdot
{5 csup 1} )² cdot
{1 csup 0} )² cdot
{5 csup 1} )² dotsaxis cdot
{5 csup 1} )² cdot
{1 csup 0} )² cdot
{1 csup 0}</annotation>
  </semantics>
</math>
</file>